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B2FF2A327EABC87D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Courier 10 Pitch1" svg:font-family="'Courier 10 Pitch'" style:font-pitch="fixed"/>
    <style:font-face style:name="Courier New1" svg:font-family="'Courier New'" style:font-family-generic="modern" style:font-pitch="fixed"/>
    <style:font-face style:name="Arial1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Lohit Hindi1" svg:font-family="'Lohit Hindi'" style:font-pitch="variable"/>
    <style:font-face style:name="WenQuanYi Zen Hei1" svg:font-family="'WenQuanYi Zen Hei'" style:font-pitch="variable"/>
    <style:font-face style:name="Arial3" svg:font-family="Arial" style:font-family-generic="modern" style:font-pitch="variable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 Unicode MS" svg:font-family="'Arial Unicode MS'" style:font-family-generic="swiss" style:font-pitch="variable"/>
    <style:font-face style:name="DejaVu Sans2" svg:font-family="'DejaVu Sans'" style:font-family-generic="swiss" style:font-pitch="variable"/>
    <style:font-face style:name="arial" svg:font-family="arial" style:font-family-generic="swiss" style:font-pitch="variable"/>
    <style:font-face style:name="Arial4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Default_5f_5">
      <style:graphic-properties draw:marker-end="Arrow" draw:marker-end-width="0.3cm" draw:textarea-horizontal-align="center" draw:textarea-vertical-align="middle"/>
    </style:style>
    <style:style style:name="gr3" style:family="graphic" style:parent-style-name="Default_5f_5">
      <style:graphic-properties draw:stroke="none" svg:stroke-color="#000000" draw:fill="none" draw:fill-color="#ffffff" draw:auto-grow-height="true" draw:auto-grow-width="false" fo:max-height="0cm" fo:min-height="0.869cm"/>
    </style:style>
    <style:style style:name="gr4" style:family="graphic" style:parent-style-name="Default_5f_5">
      <style:graphic-properties draw:stroke="none" svg:stroke-color="#000000" draw:fill="none" draw:fill-color="#ffffff" draw:auto-grow-height="true" draw:auto-grow-width="false" fo:max-height="0cm" fo:min-height="1.737cm"/>
    </style:style>
    <style:style style:name="gr5" style:family="graphic" style:parent-style-name="Default_5f_5">
      <style:graphic-properties draw:stroke="none" svg:stroke-color="#000000" draw:fill="none" draw:fill-color="#ffffff" draw:auto-grow-height="true" draw:auto-grow-width="false" fo:max-height="0cm" fo:min-height="1.655cm"/>
    </style:style>
    <style:style style:name="gr6" style:family="graphic" style:parent-style-name="Default_5f_5">
      <style:graphic-properties draw:stroke="none" svg:stroke-color="#000000" draw:fill="none" draw:fill-color="#ffffff" draw:auto-grow-height="true" draw:auto-grow-width="false" fo:max-height="0cm" fo:min-height="1.102cm"/>
    </style:style>
    <style:style style:name="gr7" style:family="graphic" style:parent-style-name="standard">
      <style:graphic-properties draw:marker-end="Arrow" draw:marker-end-width="0.3cm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869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347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</style:style>
    <style:style style:name="gr12" style:family="graphic" style:parent-style-name="Default_5f_1_5f_1">
      <style:graphic-properties draw:stroke="none" svg:stroke-color="#000000" draw:fill="none" draw:fill-color="#ffffff" draw:textarea-horizontal-align="left" draw:auto-grow-height="true" draw:auto-grow-width="true" fo:min-height="16.215cm" fo:min-width="20.957cm"/>
    </style:style>
    <style:style style:name="gr13" style:family="graphic" style:parent-style-name="objectwithoutfill">
      <style:graphic-properties draw:stroke="dash" draw:stroke-dash="Dashed_20__28_var_29__20_4" svg:stroke-width="0.3cm" draw:marker-start-width="1.1cm" draw:marker-end-width="1.1cm" draw:fill="none" draw:textarea-vertical-align="middle" fo:padding-top="0.275cm" fo:padding-bottom="0.275cm" fo:padding-left="0.4cm" fo:padding-right="0.4cm"/>
    </style:style>
    <style:style style:name="gr14" style:family="graphic" style:parent-style-name="Default_5f_1_5f_1">
      <style:graphic-properties draw:stroke="none" svg:stroke-color="#000000" draw:fill="none" draw:fill-color="#ffffff" draw:auto-grow-height="true" draw:auto-grow-width="false" fo:max-height="0cm" fo:min-height="2.845cm"/>
    </style:style>
    <style:style style:name="gr15" style:family="graphic" style:parent-style-name="Default_5f_1_5f_1">
      <style:graphic-properties draw:stroke="none" svg:stroke-color="#000000" draw:fill="none" draw:fill-color="#ffffff" draw:textarea-horizontal-align="left" draw:auto-grow-height="true" draw:auto-grow-width="true" fo:min-height="0.712cm" fo:min-width="4.972cm"/>
    </style:style>
    <style:style style:name="gr16" style:family="graphic" style:parent-style-name="objectwithoutfill">
      <style:graphic-properties draw:stroke="dash" draw:stroke-dash="Fine_20_Dashed" svg:stroke-width="0.1cm" draw:marker-start-width="0.5cm" draw:marker-end-width="0.5cm" draw:fill="none" draw:textarea-vertical-align="middle" fo:padding-top="0.175cm" fo:padding-bottom="0.175cm" fo:padding-left="0.3cm" fo:padding-right="0.3cm"/>
    </style:style>
    <style:style style:name="gr17" style:family="graphic" style:parent-style-name="Default_5f_1_5f_1">
      <style:graphic-properties draw:stroke="none" svg:stroke-color="#000000" draw:fill="none" draw:fill-color="#ffffff" draw:auto-grow-height="true" draw:auto-grow-width="false" fo:max-height="0cm" fo:min-height="0.934cm"/>
    </style:style>
    <style:style style:name="gr18" style:family="graphic" style:parent-style-name="Default_5f_1_5f_1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19" style:family="graphic" style:parent-style-name="standard">
      <style:graphic-properties draw:textarea-horizontal-align="justify" draw:textarea-vertical-align="middle" draw:auto-grow-height="false" fo:min-height="5.35cm" fo:min-width="6.5cm"/>
    </style:style>
    <style:style style:name="gr20" style:family="graphic" style:parent-style-name="objectwithoutfill">
      <style:graphic-properties draw:marker-end="Arrow" draw:marker-end-width="0.3cm" draw:fill="none" draw:textarea-vertical-align="middle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6.467cm"/>
    </style:style>
    <style:style style:name="gr22" style:family="graphic" style:parent-style-name="standard">
      <style:graphic-properties draw:textarea-horizontal-align="justify" draw:textarea-vertical-align="middle" draw:auto-grow-height="false" fo:min-height="2.15cm" fo:min-width="2.5cm"/>
    </style:style>
    <style:style style:name="gr23" style:family="graphic" style:parent-style-name="standard">
      <style:graphic-properties draw:textarea-horizontal-align="justify" draw:textarea-vertical-align="middle" draw:auto-grow-height="false" fo:min-height="10.55cm" fo:min-width="2.9cm"/>
    </style:style>
    <style:style style:name="gr24" style:family="graphic" style:parent-style-name="standard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729fc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/>
    </style:style>
    <style:style style:name="gr25" style:family="graphic" style:parent-style-name="standard">
      <style:graphic-properties draw:stroke="none" dr3d:vertical-segments="16" dr3d:close-front="true" dr3d:close-back="true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7" style:family="graphic" style:parent-style-name="standard">
      <style:graphic-properties draw:textarea-horizontal-align="justify" draw:textarea-vertical-align="middle" draw:auto-grow-height="false" fo:min-height="0.45cm" fo:min-width="3.346cm"/>
    </style:style>
    <style:style style:name="gr28" style:family="graphic" style:parent-style-name="standard">
      <style:graphic-properties draw:textarea-vertical-align="middle" draw:auto-grow-height="false" fo:min-height="1.682cm" fo:min-width="6.12cm"/>
    </style:style>
    <style:style style:name="gr29" style:family="graphic" style:parent-style-name="objectwithoutfill">
      <style:graphic-properties svg:stroke-width="0.3cm" svg:stroke-color="#ff3333" draw:marker-start="Arrow" draw:marker-start-width="1.1cm" draw:marker-end="Arrow" draw:marker-end-width="1.1cm" draw:fill="none" draw:textarea-vertical-align="middle" fo:padding-top="0.275cm" fo:padding-bottom="0.275cm" fo:padding-left="0.4cm" fo:padding-right="0.4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12.53cm"/>
    </style:style>
    <style:style style:name="gr31" style:family="graphic" style:parent-style-name="standard">
      <style:graphic-properties draw:textarea-horizontal-align="justify" draw:textarea-vertical-align="middle" draw:auto-grow-height="false" fo:min-height="6.15cm" fo:min-width="18.1cm"/>
    </style:style>
    <style:style style:name="gr32" style:family="graphic" style:parent-style-name="standard">
      <style:graphic-properties draw:textarea-horizontal-align="justify" draw:textarea-vertical-align="middle" draw:auto-grow-height="false" fo:min-height="0.95cm" fo:min-width="0.7cm"/>
    </style:style>
    <style:style style:name="gr33" style:family="graphic" style:parent-style-name="standard">
      <style:graphic-properties draw:textarea-horizontal-align="justify" draw:textarea-vertical-align="middle" draw:auto-grow-height="false" fo:min-height="0.75cm" fo:min-width="0.3cm"/>
    </style:style>
    <style:style style:name="gr34" style:family="graphic" style:parent-style-name="standard">
      <style:graphic-properties draw:textarea-horizontal-align="justify" draw:textarea-vertical-align="middle" draw:auto-grow-height="false" fo:min-height="0.75cm" fo:min-width="0.6cm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pr1" style:family="presentation" style:parent-style-name="brown-blue-black-red-subtitle">
      <style:graphic-properties draw:fill-color="#ffffff" fo:min-height="16.255cm"/>
    </style:style>
    <style:style style:name="pr2" style:family="presentation" style:parent-style-name="brown-blue-black-red-notes">
      <style:graphic-properties draw:fill-color="#ffffff" fo:min-height="13.364cm"/>
    </style:style>
    <style:style style:name="pr3" style:family="presentation" style:parent-style-name="Default-subtitle">
      <style:graphic-properties draw:fill-color="#ffffff" draw:auto-grow-height="true" fo:min-height="16.255cm"/>
    </style:style>
    <style:style style:name="pr4" style:family="presentation" style:parent-style-name="Default-notes">
      <style:graphic-properties draw:fill-color="#ffffff" fo:min-height="13.364cm"/>
    </style:style>
    <style:style style:name="pr5" style:family="presentation" style:parent-style-name="Default-title">
      <style:graphic-properties fo:min-height="3.506cm"/>
    </style:style>
    <style:style style:name="pr6" style:family="presentation" style:parent-style-name="Default-outline1">
      <style:graphic-properties fo:min-height="11.929cm"/>
    </style:style>
    <style:style style:name="pr7" style:family="presentation" style:parent-style-name="Default-subtitle">
      <style:graphic-properties draw:fill-color="#ffffff" fo:min-height="17.685cm"/>
    </style:style>
    <style:style style:name="pr8" style:family="presentation" style:parent-style-name="Default-notes">
      <style:graphic-properties draw:fill-color="#ffffff" draw:auto-grow-height="true" fo:min-height="12.573cm"/>
    </style:style>
    <style:style style:name="pr9" style:family="presentation" style:parent-style-name="Default-title">
      <style:graphic-properties draw:auto-grow-height="true" fo:min-height="3.507cm"/>
    </style:style>
    <style:style style:name="pr10" style:family="presentation" style:parent-style-name="Default-outline1">
      <style:graphic-properties fo:min-height="13.441cm"/>
    </style:style>
    <style:style style:name="pr11" style:family="presentation" style:parent-style-name="Default-title">
      <style:graphic-properties fo:min-height="3.256cm"/>
    </style:style>
    <style:style style:name="pr12" style:family="presentation" style:parent-style-name="Default-title">
      <style:graphic-properties draw:auto-grow-height="true" fo:min-height="3.506cm"/>
    </style:style>
    <style:style style:name="pr13" style:family="presentation" style:parent-style-name="Default-subtitle">
      <style:graphic-properties draw:fill-color="#ffffff" fo:min-height="14.527cm"/>
    </style:style>
    <style:style style:name="pr14" style:family="presentation" style:parent-style-name="Default-subtitle">
      <style:graphic-properties draw:fill-color="#ffffff" fo:min-height="12.179cm"/>
    </style:style>
    <style:style style:name="P1" style:family="paragraph">
      <loext:graphic-properties draw:fill-color="#ffffff"/>
      <style:text-properties fo:font-size="32pt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paragraph-properties fo:margin-left="0cm" fo:margin-right="0cm" fo:text-indent="0cm"/>
    </style:style>
    <style:style style:name="P4" style:family="paragraph">
      <loext:graphic-properties draw:fill-color="#ffffff"/>
      <style:paragraph-properties fo:margin-left="0cm" fo:margin-right="0cm" fo:text-indent="0cm"/>
      <style:text-properties fo:font-size="32pt" fo:font-weight="bold" style:font-weight-asian="bold" style:font-weight-complex="bold"/>
    </style:style>
    <style:style style:name="P5" style:family="paragraph">
      <loext:graphic-properties draw:fill-color="#ffffff"/>
      <style:text-properties fo:font-size="28.1000003814697pt"/>
    </style:style>
    <style:style style:name="P6" style:family="paragraph">
      <loext:graphic-properties draw:fill-color="#ffffff"/>
    </style:style>
    <style:style style:name="P7" style:family="paragraph">
      <style:text-properties fo:font-size="32pt"/>
    </style:style>
    <style:style style:name="P8" style:family="paragraph">
      <loext:graphic-properties draw:fill-color="#ffffff"/>
      <style:text-properties fo:color="#000080" fo:font-size="32pt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text-properties fo:color="#ff0000"/>
    </style:style>
    <style:style style:name="P11" style:family="paragraph">
      <style:text-properties fo:font-size="18pt"/>
    </style:style>
    <style:style style:name="P12" style:family="paragraph">
      <loext:graphic-properties draw:fill="none" draw:fill-color="#ffffff"/>
      <style:text-properties fo:color="#0000ff" fo:font-size="18pt"/>
    </style:style>
    <style:style style:name="P13" style:family="paragraph">
      <loext:graphic-properties draw:fill="none" draw:fill-color="#ffffff"/>
      <style:text-properties style:font-name="Courier 10 Pitch1" fo:font-size="18pt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="none" draw:fill-color="#ffffff"/>
      <style:text-properties fo:font-size="18pt" fo:background-color="#ffff00"/>
    </style:style>
    <style:style style:name="P16" style:family="paragraph">
      <loext:graphic-properties draw:fill="none" draw:fill-color="#ffffff"/>
      <style:text-properties fo:font-size="18pt" fo:background-color="#94476b"/>
    </style:style>
    <style:style style:name="P17" style:family="paragraph">
      <loext:graphic-properties draw:fill="none" draw:fill-color="#ffffff"/>
      <style:text-properties fo:font-size="18pt" fo:background-color="#33cc66"/>
    </style:style>
    <style:style style:name="P18" style:family="paragraph">
      <style:text-properties style:font-name="Courier 10 Pitch1" fo:font-size="245pt" fo:font-weight="bold" style:font-size-asian="245pt" style:font-weight-asian="bold" style:font-size-complex="245pt" style:font-weight-complex="bold"/>
    </style:style>
    <style:style style:name="P19" style:family="paragraph">
      <style:paragraph-properties fo:margin-left="10cm" fo:margin-right="0cm" fo:text-indent="0cm"/>
      <style:text-properties style:font-name="Courier 10 Pitch1" fo:font-size="245pt" fo:font-weight="bold" style:font-size-asian="245pt" style:font-weight-asian="bold" style:font-size-complex="245pt" style:font-weight-complex="bold"/>
    </style:style>
    <style:style style:name="P20" style:family="paragraph">
      <style:paragraph-properties fo:text-align="center"/>
      <style:text-properties fo:font-weight="bold" style:font-weight-asian="bold" style:font-weight-complex="bold"/>
    </style:style>
    <style:style style:name="P21" style:family="paragraph">
      <style:text-properties fo:font-weight="bold" style:font-weight-asian="bold" style:font-weight-complex="bold"/>
    </style:style>
    <style:style style:name="P22" style:family="paragraph">
      <loext:graphic-properties draw:fill="none" draw:fill-color="#ffffff"/>
      <style:text-properties fo:font-weight="bold" style:font-weight-asian="bold" style:font-weight-complex="bold"/>
    </style:style>
    <style:style style:name="P23" style:family="paragraph">
      <loext:graphic-properties draw:fill="none" draw:fill-color="#ffffff"/>
    </style:style>
    <style:style style:name="P24" style:family="paragraph">
      <style:text-properties style:font-name="Courier 10 Pitch1" fo:font-weight="bold" style:font-weight-asian="bold" style:font-weight-complex="bold"/>
    </style:style>
    <style:style style:name="P25" style:family="paragraph">
      <loext:graphic-properties draw:fill="none" draw:fill-color="#ffffff"/>
      <style:text-properties style:font-name="Courier 10 Pitch1" fo:font-weight="bold" style:font-weight-asian="bold" style:font-weight-complex="bold"/>
    </style:style>
    <style:style style:name="P26" style:family="paragraph">
      <style:paragraph-properties fo:text-align="start"/>
    </style:style>
    <style:style style:name="P27" style:family="paragraph">
      <style:paragraph-properties fo:text-align="start"/>
      <style:text-properties fo:font-weight="bold" style:font-weight-asian="bold" style:font-weight-complex="bold"/>
    </style:style>
    <style:style style:name="T1" style:family="text">
      <style:text-properties fo:font-size="32pt"/>
    </style:style>
    <style:style style:name="T2" style:family="text">
      <style:text-properties fo:font-size="32pt" fo:font-weight="bold" style:font-weight-asian="bold" style:font-weight-complex="bold"/>
    </style:style>
    <style:style style:name="T3" style:family="text">
      <style:text-properties fo:color="#000080" fo:font-size="40pt" style:font-size-asian="40pt" style:font-size-complex="40pt"/>
    </style:style>
    <style:style style:name="T4" style:family="text">
      <style:text-properties fo:color="#ff0000" fo:font-size="22pt" style:font-size-asian="22pt" style:font-size-complex="22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fo:color="#0000ff" fo:font-size="28pt" style:font-size-asian="28pt" style:font-size-complex="28pt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style:font-name="Courier 10 Pitch1" fo:font-size="18pt"/>
    </style:style>
    <style:style style:name="T11" style:family="text">
      <style:text-properties fo:color="#ff0000" style:font-name="Courier 10 Pitch1" fo:font-size="18pt"/>
    </style:style>
    <style:style style:name="T12" style:family="text">
      <style:text-properties fo:color="#ff3333" style:font-name="Courier 10 Pitch1" fo:font-size="18pt"/>
    </style:style>
    <style:style style:name="T13" style:family="text">
      <style:text-properties fo:font-size="18pt" fo:background-color="#ffff00"/>
    </style:style>
    <style:style style:name="T14" style:family="text">
      <style:text-properties fo:font-size="18pt" fo:background-color="#94476b"/>
    </style:style>
    <style:style style:name="T15" style:family="text">
      <style:text-properties fo:font-size="18pt" fo:background-color="#33cc66"/>
    </style:style>
    <style:style style:name="T16" style:family="text">
      <style:text-properties fo:font-style="normal" fo:font-weight="bold" style:font-style-asian="normal" style:font-weight-asian="bold" style:font-style-complex="normal" style:font-weight-complex="bold"/>
    </style:style>
    <style:style style:name="T17" style:family="text">
      <style:text-properties fo:color="#ff0000" fo:font-style="normal" fo:font-weight="bold" style:font-style-asian="normal" style:font-weight-asian="bold" style:font-style-complex="normal" style:font-weight-complex="bold"/>
    </style:style>
    <style:style style:name="T18" style:family="text">
      <style:text-properties fo:color="#0000cc" fo:font-style="normal" fo:font-weight="bold" style:font-style-asian="normal" style:font-weight-asian="bold" style:font-style-complex="normal" style:font-weight-complex="bold"/>
    </style:style>
    <style:style style:name="T19" style:family="text">
      <style:text-properties style:font-name="Courier 10 Pitch1" fo:font-size="245pt" fo:font-weight="bold" style:font-size-asian="245pt" style:font-weight-asian="bold" style:font-size-complex="245pt" style:font-weight-complex="bold"/>
    </style:style>
    <style:style style:name="T20" style:family="text">
      <style:text-properties fo:color="#800000" style:font-name="Courier 10 Pitch1" fo:font-size="245pt" fo:font-weight="bold" style:font-size-asian="245pt" style:font-weight-asian="bold" style:font-size-complex="245pt" style:font-weight-complex="bold"/>
    </style:style>
    <style:style style:name="T21" style:family="text">
      <style:text-properties fo:font-size="24pt" fo:font-weight="bold" style:font-size-asian="24pt" style:font-weight-asian="bold" style:font-size-complex="24pt" style:font-weight-complex="bold"/>
    </style:style>
    <style:style style:name="T22" style:family="text">
      <style:text-properties fo:color="#800000" fo:font-size="26pt" fo:font-weight="bold" style:font-size-asian="26pt" style:font-weight-asian="bold" style:font-size-complex="26pt" style:font-weight-complex="bold"/>
    </style:style>
    <style:style style:name="T23" style:family="text">
      <style:text-properties fo:font-size="26pt" fo:font-weight="bold" style:font-size-asian="26pt" style:font-weight-asian="bold" style:font-size-complex="26pt" style:font-weight-complex="bold"/>
    </style:style>
    <style:style style:name="T24" style:family="text">
      <style:text-properties fo:color="#006600" fo:font-size="26pt" fo:font-weight="bold" style:font-size-asian="26pt" style:font-weight-asian="bold" style:font-size-complex="26pt" style:font-weight-complex="bold"/>
    </style:style>
    <style:style style:name="T25" style:family="text">
      <style:text-properties fo:font-size="14pt" fo:font-weight="bold" style:font-size-asian="14pt" style:font-weight-asian="bold" style:font-size-complex="14pt" style:font-weight-complex="bold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color="#800000" fo:font-weight="bold" style:font-weight-asian="bold" style:font-weight-complex="bold"/>
    </style:style>
    <style:style style:name="T28" style:family="text">
      <style:text-properties style:use-window-font-color="true" fo:font-weight="bold" style:font-weight-asian="bold" style:font-weight-complex="bold"/>
    </style:style>
    <style:style style:name="T29" style:family="text">
      <style:text-properties fo:color="#800000"/>
    </style:style>
    <style:style style:name="T30" style:family="text">
      <style:text-properties style:font-name="Courier 10 Pitch1" fo:font-size="20pt" fo:font-weight="bold" style:font-size-asian="20pt" style:font-weight-asian="bold" style:font-size-complex="20pt" style:font-weight-complex="bold"/>
    </style:style>
    <style:style style:name="T31" style:family="text">
      <style:text-properties style:font-name="Courier 10 Pitch1" fo:font-weight="bold" style:font-weight-asian="bold" style:font-weight-complex="bold"/>
    </style:style>
    <style:style style:name="T32" style:family="text">
      <style:text-properties fo:font-size="22pt" fo:font-weight="bold" style:font-size-asian="22pt" style:font-weight-asian="bold" style:font-size-complex="22pt" style:font-weight-complex="bold"/>
    </style:style>
    <style:style style:name="T33" style:family="text">
      <style:text-properties fo:color="#800000"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draw:page draw:name="page1" draw:style-name="dp1" draw:master-page-name="brown-blue-black-red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><text:span text:style-name="T1">Files in C</text:span></text:p>
            <text:p><text:span text:style-name="T1">Not for beginners</text:span></text:p>
            <text:p><text:span text:style-name="T1"/></text:p>
            <text:p><text:span text:style-name="T1"/></text:p>
            <text:p><text:span text:style-name="T1">(C) Abhijit A.M.</text:span></text:p>
            <text:p><text:span text:style-name="T1"><text:a xlink:href="mailto:abhijit13@gmail.com" xlink:type="simple">abhijit13@gmail.com</text:a></text:span><text:span text:style-name="T1"> </text:span></text:p>
            <text:p><text:span text:style-name="T1"/></text:p>
            <text:p><text:span text:style-name="T1"/></text:p>
            <text:p><text:span text:style-name="T1">Shared under Creative Commons Licens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office:forms form:automatic-focus="false" form:apply-design-mode="false"/>
        <draw:frame presentation:style-name="pr3" draw:text-style-name="P4" draw:layer="layout" svg:width="25.199cm" svg:height="16.255cm" svg:x="1.4cm" svg:y="0.837cm" presentation:class="subtitle">
          <draw:text-box>
            <text:p text:style-name="P3"><text:span text:style-name="T2">1. What is a File? (non C introduction) </text:span></text:p>
            <text:p text:style-name="P3"><text:span text:style-name="T2"/></text:p>
            <text:p text:style-name="P3"><text:span text:style-name="T2">2. How to handle files in C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File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3">
              <text:list-item>
                <text:p>A file</text:p>
                <text:list>
                  <text:list-item>
                    <text:p>Is Sequence of bytes</text:p>
                  </text:list-item>
                  <text:list-item>
                    <text:p>Has certain length</text:p>
                  </text:list-item>
                  <text:list-item>
                    <text:p>Is Stored in Hard disk </text:p>
                  </text:list-item>
                  <text:list-item>
                    <text:p>Has a name</text:p>
                  </text:list-item>
                  <text:list-item>
                    <text:p>Is stored at a particular “path” in the “namespace”</text:p>
                    <text:list>
                      <text:list-item>
                        <text:p>E.g. <text:s/>/home/student/Desktop/programs/something.c </text:p>
                      </text:list-item>
                    </text:list>
                  </text:list-item>
                  <text:list-item>
                    <text:p>Has other properties like: permissions, owner, group, etc. 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2">
        <office:forms form:automatic-focus="false" form:apply-design-mode="false"/>
        <draw:frame presentation:style-name="pr7" draw:text-style-name="P8" draw:layer="layout" svg:width="25.199cm" svg:height="17.685cm" svg:x="1.398cm" svg:y="0.96cm" presentation:class="subtitle" presentation:user-transformed="true">
          <draw:text-box>
            <text:p text:style-name="P7"><text:span text:style-name="T3"/></text:p>
            <text:p text:style-name="P7"><text:span text:style-name="T3">First let us understand the file system namespace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8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9" draw:layer="layout" svg:width="25.199cm" svg:height="3.507cm" svg:x="1.399cm" svg:y="0.836cm" presentation:class="title">
          <draw:text-box>
            <text:p>Windows Namespace</text:p>
          </draw:text-box>
        </draw:frame>
        <draw:g>
          <draw:line draw:style-name="gr2" draw:text-style-name="P9" draw:layer="layout" svg:x1="12.065cm" svg:y1="8.89cm" svg:x2="8.255cm" svg:y2="11.43cm">
            <text:p/>
          </draw:line>
          <draw:line draw:style-name="gr2" draw:text-style-name="P9" draw:layer="layout" svg:x1="12.065cm" svg:y1="8.89cm" svg:x2="15.875cm" svg:y2="11.43cm">
            <text:p/>
          </draw:line>
          <draw:line draw:style-name="gr2" draw:text-style-name="P9" draw:layer="layout" svg:x1="8.155cm" svg:y1="11.665cm" svg:x2="5.715cm" svg:y2="15.875cm">
            <text:p/>
          </draw:line>
          <draw:line draw:style-name="gr2" draw:text-style-name="P9" draw:layer="layout" svg:x1="8.69cm" svg:y1="11.565cm" svg:x2="10.16cm" svg:y2="15.875cm">
            <text:p/>
          </draw:line>
          <draw:line draw:style-name="gr2" draw:text-style-name="P9" draw:layer="layout" svg:x1="15.875cm" svg:y1="11.43cm" svg:x2="13.335cm" svg:y2="15.875cm">
            <text:p/>
          </draw:line>
          <draw:line draw:style-name="gr2" draw:text-style-name="P9" draw:layer="layout" svg:x1="15.875cm" svg:y1="11.43cm" svg:x2="17.345cm" svg:y2="15.74cm">
            <text:p/>
          </draw:line>
          <draw:frame draw:style-name="gr3" draw:text-style-name="P10" draw:layer="layout" svg:width="3.175cm" svg:height="1.119cm" svg:x="10.795cm" svg:y="7.62cm">
            <draw:text-box>
              <text:p><text:span text:style-name="T4">C:\</text:span></text:p>
            </draw:text-box>
          </draw:frame>
          <draw:frame draw:style-name="gr3" draw:text-style-name="P10" draw:layer="layout" svg:width="3.175cm" svg:height="1.119cm" svg:x="5.715cm" svg:y="10.468cm">
            <draw:text-box>
              <text:p><text:span text:style-name="T4">temp\</text:span></text:p>
            </draw:text-box>
          </draw:frame>
          <draw:frame draw:style-name="gr3" draw:text-style-name="P10" draw:layer="layout" svg:width="3.81cm" svg:height="1.119cm" svg:x="12.065cm" svg:y="10.795cm">
            <draw:text-box>
              <text:p><text:span text:style-name="T4">windows\</text:span></text:p>
            </draw:text-box>
          </draw:frame>
          <draw:frame draw:style-name="gr3" draw:text-style-name="P10" draw:layer="layout" svg:width="3.175cm" svg:height="1.119cm" svg:x="3.175cm" svg:y="15.413cm">
            <draw:text-box>
              <text:p><text:span text:style-name="T4">songs\</text:span></text:p>
            </draw:text-box>
          </draw:frame>
          <draw:frame draw:style-name="gr4" draw:text-style-name="P10" draw:layer="layout" svg:width="3.81cm" svg:height="1.987cm" svg:x="8.255cm" svg:y="15.548cm">
            <draw:text-box>
              <text:p><text:span text:style-name="T4">report.doc</text:span></text:p>
            </draw:text-box>
          </draw:frame>
          <draw:frame draw:style-name="gr5" draw:text-style-name="P10" draw:layer="layout" svg:width="4.505cm" svg:height="1.905cm" svg:x="12.7cm" svg:y="15.47cm">
            <draw:text-box>
              <text:p><text:span text:style-name="T4">system32\</text:span></text:p>
            </draw:text-box>
          </draw:frame>
          <draw:frame draw:style-name="gr3" draw:text-style-name="P10" draw:layer="layout" svg:width="3.175cm" svg:height="1.119cm" svg:x="17.78cm" svg:y="15.24cm">
            <draw:text-box>
              <text:p><text:span text:style-name="T4">drivers\</text:span></text:p>
            </draw:text-box>
          </draw:frame>
          <draw:line draw:style-name="gr2" draw:text-style-name="P9" draw:layer="layout" svg:x1="5.715cm" svg:y1="16.51cm" svg:x2="7.62cm" svg:y2="19.05cm">
            <text:p/>
          </draw:line>
          <draw:line draw:style-name="gr2" draw:text-style-name="P9" draw:layer="layout" svg:x1="5.08cm" svg:y1="16.51cm" svg:x2="2.54cm" svg:y2="19.05cm">
            <text:p/>
          </draw:line>
          <draw:frame draw:style-name="gr3" draw:text-style-name="P10" draw:layer="layout" svg:width="3.81cm" svg:height="1.119cm" svg:x="1.27cm" svg:y="19.358cm">
            <draw:text-box>
              <text:p><text:span text:style-name="T4">xyz.mp3</text:span></text:p>
            </draw:text-box>
          </draw:frame>
          <draw:frame draw:style-name="gr3" draw:text-style-name="P10" draw:layer="layout" svg:width="3.81cm" svg:height="1.119cm" svg:x="5.715cm" svg:y="19.358cm">
            <draw:text-box>
              <text:p><text:span text:style-name="T4">abc.mp3</text:span></text:p>
            </draw:text-box>
          </draw:frame>
          <draw:line draw:style-name="gr2" draw:text-style-name="P9" draw:layer="layout" svg:x1="13.335cm" svg:y1="15.875cm" svg:x2="15.875cm" svg:y2="19.05cm">
            <text:p/>
          </draw:line>
          <draw:frame draw:style-name="gr3" draw:text-style-name="P10" draw:layer="layout" svg:width="5.08cm" svg:height="1.119cm" svg:x="15.875cm" svg:y="19.05cm">
            <draw:text-box>
              <text:p><text:span text:style-name="T4">notepad.exe</text:span></text:p>
            </draw:text-box>
          </draw:frame>
          <draw:line draw:style-name="gr2" draw:text-style-name="P9" draw:layer="layout" svg:x1="13.335cm" svg:y1="16.51cm" svg:x2="12.7cm" svg:y2="19.05cm">
            <text:p/>
          </draw:line>
          <draw:frame draw:style-name="gr3" draw:text-style-name="P10" draw:layer="layout" svg:width="4.445cm" svg:height="1.119cm" svg:x="10.795cm" svg:y="19.358cm">
            <draw:text-box>
              <text:p><text:span text:style-name="T4">write.exe</text:span></text:p>
            </draw:text-box>
          </draw:frame>
          <draw:line draw:style-name="gr2" draw:text-style-name="P9" draw:layer="layout" svg:x1="17.145cm" svg:y1="15.875cm" svg:x2="22.225cm" svg:y2="17.78cm">
            <text:p/>
          </draw:line>
          <draw:frame draw:style-name="gr3" draw:text-style-name="P10" draw:layer="layout" svg:width="4.445cm" svg:height="1.119cm" svg:x="20.32cm" svg:y="17.78cm">
            <draw:text-box>
              <text:p><text:span text:style-name="T4">x.dll</text:span></text:p>
            </draw:text-box>
          </draw:frame>
        </draw:g>
        <draw:frame presentation:style-name="pr10" draw:layer="layout" svg:width="11.992cm" svg:height="13.441cm" svg:x="15.313cm" svg:y="4.869cm" presentation:class="outline" presentation:user-transformed="true">
          <draw:text-box>
            <text:list text:style-name="L3">
              <text:list-item>
                <text:p><text:span text:style-name="T5">Root is </text:span><text:span text:style-name="T5"><text:a xlink:href="../../../../../../../../media/abhijit/C:/" xlink:type="simple">C:\</text:a></text:span><text:span text:style-name="T5"> <text:s text:c="2"/>or </text:span><text:span text:style-name="T5"><text:a xlink:href="../../../../../../../../media/abhijit/D:/" xlink:type="simple">D:\</text:a></text:span><text:span text:style-name="T5"> <text:s/>etc</text:span></text:p>
              </text:list-item>
              <text:list-item>
                <text:p><text:span text:style-name="T5">Separator is also “\”</text:span></text:p>
                <text:p><text:span text:style-name="T6"/></text:p>
              </text:list-item>
            </text:list>
          </draw:text-box>
        </draw:frame>
        <draw:frame draw:style-name="gr6" draw:text-style-name="P12" draw:layer="layout" svg:width="11.43cm" svg:height="1.352cm" svg:x="1.27cm" svg:y="5.08cm">
          <draw:text-box>
            <text:p text:style-name="P11"><text:span text:style-name="T7">c:\temp\songs\xyz.mp3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8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1" draw:layer="layout" svg:width="25.199cm" svg:height="3.256cm" svg:x="1.398cm" svg:y="0.96cm" presentation:class="title" presentation:user-transformed="true">
          <draw:text-box>
            <text:p>Linux Namespace</text:p>
          </draw:text-box>
        </draw:frame>
        <draw:frame presentation:style-name="pr10" draw:layer="layout" svg:width="11.992cm" svg:height="13.441cm" svg:x="14.605cm" svg:y="5.08cm" presentation:class="outline" presentation:user-transformed="true">
          <draw:text-box>
            <text:list text:style-name="L3">
              <text:list-item>
                <text:p>Root is “/”</text:p>
              </text:list-item>
              <text:list-item>
                <text:p>Separator is also “/”</text:p>
                <text:p/>
              </text:list-item>
            </text:list>
          </draw:text-box>
        </draw:frame>
        <draw:g>
          <draw:line draw:style-name="gr7" draw:text-style-name="P9" draw:layer="layout" svg:x1="10.966cm" svg:y1="8.89cm" svg:x2="7.156cm" svg:y2="11.43cm">
            <text:p/>
          </draw:line>
          <draw:line draw:style-name="gr7" draw:text-style-name="P9" draw:layer="layout" svg:x1="10.966cm" svg:y1="8.89cm" svg:x2="14.776cm" svg:y2="11.43cm">
            <text:p/>
          </draw:line>
          <draw:line draw:style-name="gr7" draw:text-style-name="P9" draw:layer="layout" svg:x1="7.056cm" svg:y1="11.665cm" svg:x2="4.616cm" svg:y2="15.875cm">
            <text:p/>
          </draw:line>
          <draw:line draw:style-name="gr7" draw:text-style-name="P9" draw:layer="layout" svg:x1="7.591cm" svg:y1="11.565cm" svg:x2="9.061cm" svg:y2="15.875cm">
            <text:p/>
          </draw:line>
          <draw:line draw:style-name="gr7" draw:text-style-name="P9" draw:layer="layout" svg:x1="14.776cm" svg:y1="11.43cm" svg:x2="12.236cm" svg:y2="15.875cm">
            <text:p/>
          </draw:line>
          <draw:line draw:style-name="gr7" draw:text-style-name="P9" draw:layer="layout" svg:x1="14.776cm" svg:y1="11.43cm" svg:x2="16.246cm" svg:y2="15.74cm">
            <text:p/>
          </draw:line>
          <draw:frame draw:style-name="gr8" draw:text-style-name="P10" draw:layer="layout" svg:width="3.175cm" svg:height="1.119cm" svg:x="9.696cm" svg:y="7.62cm">
            <draw:text-box>
              <text:p><text:span text:style-name="T4">/</text:span></text:p>
            </draw:text-box>
          </draw:frame>
          <draw:frame draw:style-name="gr8" draw:text-style-name="P10" draw:layer="layout" svg:width="3.175cm" svg:height="1.119cm" svg:x="4.616cm" svg:y="10.468cm">
            <draw:text-box>
              <text:p><text:span text:style-name="T4">usr/</text:span></text:p>
            </draw:text-box>
          </draw:frame>
          <draw:frame draw:style-name="gr8" draw:text-style-name="P10" draw:layer="layout" svg:width="3.81cm" svg:height="1.119cm" svg:x="15.411cm" svg:y="10.468cm">
            <draw:text-box>
              <text:p><text:span text:style-name="T4">home/</text:span></text:p>
            </draw:text-box>
          </draw:frame>
          <draw:frame draw:style-name="gr8" draw:text-style-name="P10" draw:layer="layout" svg:width="3.175cm" svg:height="1.119cm" svg:x="2.075cm" svg:y="15.24cm">
            <draw:text-box>
              <text:p><text:span text:style-name="T4">songs/</text:span></text:p>
            </draw:text-box>
          </draw:frame>
          <draw:frame draw:style-name="gr9" draw:text-style-name="P10" draw:layer="layout" svg:width="3.81cm" svg:height="1.597cm" svg:x="7.156cm" svg:y="15.548cm">
            <draw:text-box>
              <text:p><text:span text:style-name="T4">note.txt</text:span></text:p>
            </draw:text-box>
          </draw:frame>
          <draw:frame draw:style-name="gr10" draw:text-style-name="P10" draw:layer="layout" svg:width="3.175cm" svg:height="1.27cm" svg:x="10.33cm" svg:y="14.605cm">
            <draw:text-box>
              <text:p><text:span text:style-name="T4">abhijit/</text:span></text:p>
            </draw:text-box>
          </draw:frame>
          <draw:frame draw:style-name="gr8" draw:text-style-name="P10" draw:layer="layout" svg:width="3.175cm" svg:height="1.119cm" svg:x="16.681cm" svg:y="15.24cm">
            <draw:text-box>
              <text:p><text:span text:style-name="T4">guest/</text:span></text:p>
            </draw:text-box>
          </draw:frame>
          <draw:line draw:style-name="gr7" draw:text-style-name="P9" draw:layer="layout" svg:x1="4.616cm" svg:y1="16.51cm" svg:x2="6.521cm" svg:y2="19.05cm">
            <text:p/>
          </draw:line>
          <draw:line draw:style-name="gr7" draw:text-style-name="P9" draw:layer="layout" svg:x1="3.981cm" svg:y1="16.51cm" svg:x2="1.441cm" svg:y2="19.05cm">
            <text:p/>
          </draw:line>
          <draw:frame draw:style-name="gr8" draw:text-style-name="P10" draw:layer="layout" svg:width="3.639cm" svg:height="1.119cm" svg:x="0.171cm" svg:y="19.358cm">
            <draw:text-box>
              <text:p><text:span text:style-name="T4">xyz.mp3</text:span></text:p>
            </draw:text-box>
          </draw:frame>
          <draw:frame draw:style-name="gr8" draw:text-style-name="P10" draw:layer="layout" svg:width="3.981cm" svg:height="1.119cm" svg:x="4.445cm" svg:y="19.358cm">
            <draw:text-box>
              <text:p><text:span text:style-name="T4">abc.mp3</text:span></text:p>
            </draw:text-box>
          </draw:frame>
          <draw:line draw:style-name="gr7" draw:text-style-name="P9" draw:layer="layout" svg:x1="12.236cm" svg:y1="15.875cm" svg:x2="14.776cm" svg:y2="19.05cm">
            <text:p/>
          </draw:line>
          <draw:frame draw:style-name="gr8" draw:text-style-name="P10" draw:layer="layout" svg:width="4.445cm" svg:height="1.119cm" svg:x="14.776cm" svg:y="19.05cm">
            <draw:text-box>
              <text:p><text:span text:style-name="T4">a.out</text:span></text:p>
            </draw:text-box>
          </draw:frame>
          <draw:line draw:style-name="gr7" draw:text-style-name="P9" draw:layer="layout" svg:x1="12.235cm" svg:y1="15.875cm" svg:x2="11.601cm" svg:y2="19.05cm">
            <text:p/>
          </draw:line>
          <draw:frame draw:style-name="gr8" draw:text-style-name="P10" draw:layer="layout" svg:width="5.251cm" svg:height="1.119cm" svg:x="8.89cm" svg:y="19.358cm">
            <draw:text-box>
              <text:p><text:span text:style-name="T4">midspark.odp</text:span></text:p>
            </draw:text-box>
          </draw:frame>
          <draw:line draw:style-name="gr7" draw:text-style-name="P9" draw:layer="layout" svg:x1="16.046cm" svg:y1="15.875cm" svg:x2="21.126cm" svg:y2="17.78cm">
            <text:p/>
          </draw:line>
          <draw:frame draw:style-name="gr8" draw:text-style-name="P10" draw:layer="layout" svg:width="4.445cm" svg:height="1.119cm" svg:x="19.221cm" svg:y="18.088cm">
            <draw:text-box>
              <text:p><text:span text:style-name="T4">myfile</text:span></text:p>
            </draw:text-box>
          </draw:frame>
        </draw:g>
        <draw:frame draw:style-name="gr11" draw:text-style-name="P12" draw:layer="layout" svg:width="11.43cm" svg:height="1.352cm" svg:x="1.27cm" svg:y="5.081cm">
          <draw:text-box>
            <text:p text:style-name="P11"><text:span text:style-name="T7">/usr/songs/xyz.mp3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8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How files get managed? </text:p>
          </draw:text-box>
        </draw:frame>
        <draw:frame presentation:style-name="pr6" draw:layer="layout" svg:width="25.8cm" svg:height="14.486cm" svg:x="1.4cm" svg:y="4.914cm" presentation:class="outline" presentation:user-transformed="true">
          <draw:text-box>
            <text:list text:style-name="L3">
              <text:list-item>
                <text:p xml:id="id1" text:id="id1"><text:span text:style-name="T8">What we see is a </text:span><text:span text:style-name="T9">logical abstraction </text:span><text:span text:style-name="T8">as a tree</text:span></text:p>
                <text:list>
                  <text:list-item>
                    <text:p xml:id="id2" text:id="id2"><text:span text:style-name="T8">Is that how files are stored? </text:span></text:p>
                  </text:list-item>
                </text:list>
              </text:list-item>
              <text:list-item>
                <text:p xml:id="id3" text:id="id3">Files are stored on hard drive</text:p>
                <text:list>
                  <text:list-item>
                    <text:p xml:id="id4" text:id="id4">Every file is essentially some bit sequence (or byte sequence) stored on the hard drive</text:p>
                  </text:list-item>
                  <text:list-item>
                    <text:p xml:id="id5" text:id="id5">The hard drive is a mechanical device, using magnetic physics to store data</text:p>
                  </text:list-item>
                </text:list>
              </text:list-item>
              <text:list-item>
                <text:p xml:id="id6" text:id="id6">A software called <text:span text:style-name="T9">Disk device driver</text:span><text:span text:style-name="T8"> knows how to store data on the hard drive</text:span></text:p>
              </text:list-item>
              <text:list-item>
                <text:p xml:id="id7" text:id="id7">In general, user programs (like yours) are not <text:span text:style-name="T9">permitted</text:span><text:span text:style-name="T8"> to access any hardware (mouse, keyboard, memory, disk, etc.)</text:span></text:p>
                <text:list>
                  <text:list-item>
                    <text:p xml:id="id8" text:id="id8"><text:span text:style-name="T8">Do you know any C language feature which allows you to access them? 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ystem Calls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3">
              <text:list-item>
                <text:p xml:id="id9" text:id="id9">The only way a user program can interact with a hardware device is by requesting the OS to do this</text:p>
                <text:list>
                  <text:list-item>
                    <text:p xml:id="id10" text:id="id10">The OS provides functions for this</text:p>
                  </text:list-item>
                  <text:list-item>
                    <text:p xml:id="id11" text:id="id11">These functions are called “System Calls”</text:p>
                  </text:list-item>
                  <text:list-item>
                    <text:p xml:id="id12" text:id="id12">Your C library has <text:span text:style-name="T9">wrapper </text:span><text:span text:style-name="T8"><text:s/>functions for these system calls</text:span></text:p>
                    <text:list>
                      <text:list-item>
                        <text:p xml:id="id13" text:id="id13"><text:span text:style-name="T8">E.g. printf() ! <text:s/>--&gt; It accesses the screen! </text:span></text:p>
                      </text:list-item>
                    </text:list>
                  </text:list-item>
                  <text:list-item>
                    <text:p><text:span text:style-name="T8"/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9">
        <office:forms form:automatic-focus="false" form:apply-design-mode="false"/>
        <draw:frame presentation:style-name="pr12" draw:layer="layout" svg:width="25.199cm" svg:height="3.506cm" svg:x="1.4cm" svg:y="0.837cm" presentation:class="title">
          <draw:text-box>
            <text:p>Layered Design </text:p>
          </draw:text-box>
        </draw:frame>
        <draw:frame draw:style-name="gr12" draw:text-style-name="P13" draw:layer="layout" svg:width="21.457cm" svg:height="16.465cm" svg:x="1.4cm" svg:y="3.396cm">
          <draw:text-box>
            <text:p text:style-name="P11"><text:span text:style-name="T10">int main() {</text:span></text:p>
            <text:p text:style-name="P11"><text:span text:style-name="T10"><text:s text:c="4"/></text:span><text:span text:style-name="T10">int x, y, z; </text:span></text:p>
            <text:p text:style-name="P11"><text:span text:style-name="T11"><text:s text:c="4"/></text:span><text:span text:style-name="T11">scanf(“%d%d”, &amp;x, &amp;y);</text:span></text:p>
            <text:p text:style-name="P11"><text:span text:style-name="T10"><text:s text:c="4"/></text:span><text:span text:style-name="T10">z = x + y;</text:span></text:p>
            <text:p text:style-name="P11"><text:span text:style-name="T10"><text:s text:c="4"/></text:span><text:span text:style-name="T10">printf(“%d\n”, z);</text:span></text:p>
            <text:p text:style-name="P11"><text:span text:style-name="T10"><text:s text:c="4"/></text:span><text:span text:style-name="T10">return 0;</text:span></text:p>
            <text:p text:style-name="P11"><text:span text:style-name="T10">}</text:span></text:p>
            <text:p text:style-name="P11"><text:span text:style-name="T10"/></text:p>
            <text:p text:style-name="P11"><text:span text:style-name="T10">int </text:span><text:span text:style-name="T12">scanf</text:span><text:span text:style-name="T10">(char *str, void *a, void *b, ...) {</text:span></text:p>
            <text:p text:style-name="P11"><text:span text:style-name="T10"><text:s text:c="3"/></text:span><text:span text:style-name="T10">/* do something with str */</text:span></text:p>
            <text:p text:style-name="P11"><text:span text:style-name="T10"><text:s text:c="3"/></text:span><text:span text:style-name="T10">x <text:s/>= </text:span><text:span text:style-name="T12">read</text:span><text:span text:style-name="T10">(0, a, ...) ;</text:span></text:p>
            <text:p text:style-name="P11"><text:span text:style-name="T10">}</text:span></text:p>
            <text:p text:style-name="P11"><text:span text:style-name="T10">int </text:span><text:span text:style-name="T12">read</text:span><text:span text:style-name="T10">(int fd, ... ) {</text:span></text:p>
            <text:p text:style-name="P11"><text:span text:style-name="T10"><text:s text:c="7"/></text:span><text:span text:style-name="T10">sys_read(fd, a,...); </text:span></text:p>
            <text:p text:style-name="P11"><text:span text:style-name="T10"><text:s text:c="7"/></text:span><text:span text:style-name="T10">...</text:span></text:p>
            <text:p text:style-name="P11"><text:span text:style-name="T10">} </text:span></text:p>
            <text:p text:style-name="P11"><text:span text:style-name="T10">int </text:span><text:span text:style-name="T12">sys_read</text:span><text:span text:style-name="T10">(int fd, char *buf ) {</text:span></text:p>
            <text:p text:style-name="P11"><text:span text:style-name="T10"><text:s text:c="10"/></text:span><text:span text:style-name="T10">ask the disk/keyboard </text:span><text:span text:style-name="T12">driver</text:span><text:span text:style-name="T10"> to read the data</text:span></text:p>
            <text:p text:style-name="P11"><text:span text:style-name="T10"><text:s text:c="10"/></text:span><text:span text:style-name="T10">send data back into buf;</text:span></text:p>
            <text:p text:style-name="P11"><text:span text:style-name="T10">}</text:span></text:p>
            <text:p text:style-name="P11"><text:span text:style-name="T12">Device_driver()</text:span><text:span text:style-name="T10"> { talks to hardware and back } </text:span></text:p>
          </draw:text-box>
        </draw:frame>
        <draw:line draw:style-name="gr13" draw:text-style-name="P14" draw:layer="layout" svg:x1="1.52cm" svg:y1="15.8cm" svg:x2="25.6cm" svg:y2="15.8cm">
          <text:p/>
        </draw:line>
        <draw:frame draw:style-name="gr14" draw:text-style-name="P15" draw:layer="layout" svg:width="4.8cm" svg:height="3.299cm" svg:x="20.8cm" svg:y="4.305cm">
          <draw:text-box>
            <text:p text:style-name="P11"><text:span text:style-name="T13">User programs/ application/ libraries</text:span></text:p>
          </draw:text-box>
        </draw:frame>
        <draw:frame draw:style-name="gr15" draw:text-style-name="P15" draw:layer="layout" svg:width="5.472cm" svg:height="1.013cm" svg:x="21.4cm" svg:y="17cm">
          <draw:text-box>
            <text:p text:style-name="P11"><text:span text:style-name="T13">Operating system</text:span></text:p>
          </draw:text-box>
        </draw:frame>
        <draw:line draw:style-name="gr16" draw:text-style-name="P14" draw:layer="layout" svg:x1="1.52cm" svg:y1="9cm" svg:x2="12.4cm" svg:y2="9cm">
          <text:p/>
        </draw:line>
        <draw:frame draw:style-name="gr17" draw:text-style-name="P16" draw:layer="layout" svg:width="4.8cm" svg:height="1.184cm" svg:x="13.6cm" svg:y="11.8cm">
          <draw:text-box>
            <text:p text:style-name="P11"><text:span text:style-name="T14">C Librarry</text:span></text:p>
          </draw:text-box>
        </draw:frame>
        <draw:frame draw:style-name="gr18" draw:text-style-name="P17" draw:layer="layout" svg:width="6.247cm" svg:height="1.013cm" svg:x="13cm" svg:y="14.6cm">
          <draw:text-box>
            <text:p text:style-name="P11"><text:span text:style-name="T15">system call interface</text:span></text:p>
          </draw:text-box>
        </draw:frame>
        <draw:frame draw:style-name="gr17" draw:text-style-name="P16" draw:layer="layout" svg:width="4.8cm" svg:height="1.184cm" svg:x="12.4cm" svg:y="6cm">
          <draw:text-box>
            <text:p text:style-name="P11"><text:span text:style-name="T14">User Program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OS and Files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3">
              <text:list-item>
                <text:p xml:id="id14" text:id="id14">OS provides sytem calls to handle files</text:p>
              </text:list-item>
              <text:list-item>
                <text:p xml:id="id15" text:id="id15">C library has <text:span text:style-name="T9">wrapper</text:span><text:span text:style-name="T8"> functions over these system calls to manage files.</text:span></text:p>
                <text:list>
                  <text:list-item>
                    <text:p xml:id="id16" text:id="id16"><text:span text:style-name="T8">For example: open(), fopen(), read(), close(), fclose(), etc. </text:span></text:p>
                  </text:list-item>
                </text:list>
              </text:list-item>
            </text:list>
            <text:p text:style-name="P9"><text:span text:style-name="T16"/></text:p>
            <text:p xml:id="id17" text:id="id17" text:style-name="P9"><text:span text:style-name="T16">Remember:</text:span></text:p>
            <text:p xml:id="id18" text:id="id18" text:style-name="P9"><text:span text:style-name="T17">You always need a program to open a file. The program requests the OS to give access to the file. </text:span></text:p>
            <text:p xml:id="id19" text:id="id19" text:style-name="P9"><text:span text:style-name="T18">A file never opens itself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Opening and accessing a file with a program </text:p>
          </draw:text-box>
        </draw:frame>
        <draw:frame presentation:style-name="pr6" draw:text-style-name="P18" draw:layer="layout" svg:width="25.199cm" svg:height="12.179cm" svg:x="1.4cm" svg:y="4.914cm" presentation:class="outline">
          <draw:text-box>
            <text:p xml:id="id20" text:id="id20" text:style-name="P18"><text:span text:style-name="T19">#include &lt;stdio.h&gt;</text:span></text:p>
            <text:p xml:id="id21" text:id="id21" text:style-name="P18"><text:span text:style-name="T19">#include &lt;fcntl.h&gt;</text:span></text:p>
            <text:p xml:id="id22" text:id="id22" text:style-name="P18"><text:span text:style-name="T19">int main() {</text:span></text:p>
            <text:p xml:id="id23" text:id="id23" text:style-name="P19"><text:span text:style-name="T19">FILE *fp;</text:span></text:p>
            <text:p xml:id="id24" text:id="id24" text:style-name="P19"><text:span text:style-name="T19">char data[1024];</text:span></text:p>
            <text:p text:style-name="P19"><text:span text:style-name="T19"/></text:p>
            <text:p xml:id="id25" text:id="id25" text:style-name="P19"><text:span text:style-name="T19">fp = </text:span><text:span text:style-name="T20">fopen</text:span><text:span text:style-name="T19">("/etc/passwd", "r");</text:span></text:p>
            <text:p xml:id="id26" text:id="id26" text:style-name="P19"><text:span text:style-name="T20">fscanf</text:span><text:span text:style-name="T19">(fp, "%s", data);</text:span></text:p>
            <text:p xml:id="id27" text:id="id27" text:style-name="P19"><text:span text:style-name="T19">printf("%s\n", data);</text:span></text:p>
            <text:p xml:id="id28" text:id="id28" text:style-name="P19"><text:span text:style-name="T20">fclose</text:span><text:span text:style-name="T19">(fp);</text:span></text:p>
            <text:p xml:id="id29" text:id="id29" text:style-name="P19"><text:span text:style-name="T19">return 0;</text:span><text:span text:style-name="T19"><text:tab/></text:span><text:span text:style-name="T19"><text:tab/></text:span></text:p>
            <text:p xml:id="id30" text:id="id30" text:style-name="P18"><text:span text:style-name="T19">}</text:span></text:p>
            <text:p text:style-name="P18"><text:span text:style-name="T19"/></text:p>
          </draw:text-box>
        </draw:frame>
        <draw:custom-shape draw:style-name="gr19" draw:text-style-name="P20" xml:id="id31" draw:id="id31" draw:layer="layout" svg:width="7cm" svg:height="5.6cm" svg:x="18.4cm" svg:y="5.4cm">
          <text:p text:style-name="P9"><text:span text:style-name="T21">C Library Functions for Accessing Files. They request the OS to do the job. </text:span></text:p>
          <draw:enhanced-geometry svg:viewBox="0 0 21600 21600" draw:type="rectangle" draw:enhanced-path="M 0 0 L 21600 0 21600 21600 0 21600 0 0 Z N"/>
        </draw:custom-shape>
        <draw:line draw:style-name="gr20" draw:text-style-name="P14" xml:id="id32" draw:id="id32" draw:layer="layout" svg:x1="6cm" svg:y1="11cm" svg:x2="18cm" svg:y2="7.8cm">
          <text:p/>
        </draw:line>
        <draw:line draw:style-name="gr20" draw:text-style-name="P14" xml:id="id33" draw:id="id33" draw:layer="layout" svg:x1="5cm" svg:y1="12cm" svg:x2="18cm" svg:y2="8.2cm">
          <text:p/>
        </draw:line>
        <draw:line draw:style-name="gr20" draw:text-style-name="P14" xml:id="id34" draw:id="id34" draw:layer="layout" svg:x1="4.4cm" svg:y1="13.8cm" svg:x2="18cm" svg:y2="8.6cm">
          <text:p/>
        </draw:line>
        <draw:frame draw:style-name="gr21" draw:text-style-name="P22" draw:layer="layout" svg:width="20cm" svg:height="6.717cm" svg:x="8cm" svg:y="13.883cm">
          <draw:text-box>
            <text:p xml:id="id35" text:id="id35" text:style-name="P21"><text:span text:style-name="T22">Accessing files using a program: Steps</text:span></text:p>
            <text:p xml:id="id36" text:id="id36" text:style-name="P21"><text:span text:style-name="T23">1. <text:s/>Request the OS to “open” the file. </text:span></text:p>
            <text:p xml:id="id37" text:id="id37" text:style-name="P21"><text:span text:style-name="T24">2. <text:s/>Request the OS to “read/write/seek”, etc. In the file. <text:s/>Transfer data from hard disk to your variables in the code and vice-versa</text:span></text:p>
            <text:p xml:id="id38" text:id="id38" text:style-name="P21"><text:span text:style-name="T23">3. <text:s/>Request the OS to close the file. 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omputer system organization </text:p>
          </draw:text-box>
        </draw:frame>
        <draw:frame presentation:style-name="pr6" draw:layer="layout" svg:width="25.199cm" svg:height="5.4cm" svg:x="1.401cm" svg:y="14.6cm" presentation:class="outline" presentation:user-transformed="true">
          <draw:text-box>
            <text:list text:style-name="L3">
              <text:list-item>
                <text:p>The possible directions of data transfer are: RAM-Processor and RAM-Hard disk.</text:p>
              </text:list-item>
              <text:list-item>
                <text:p>Your program (running on processor) can't read from hard disk (files) directly. <text:s/>First get the file-data in program's variables <text:span text:style-name="T9">(Using calls like fscanf(), fread(), read(), etc.)</text:span>; Use it in program; then write variables back to files <text:span text:style-name="T9">(using calls like fwrite(), fprintf(), write(), etc. ) </text:span></text:p>
              </text:list-item>
            </text:list>
          </draw:text-box>
        </draw:frame>
        <draw:custom-shape draw:style-name="gr22" draw:text-style-name="P20" draw:layer="layout" svg:width="3cm" svg:height="2.4cm" svg:x="3.8cm" svg:y="5cm">
          <text:p text:style-name="P20"><text:span text:style-name="T25">processor</text:span></text:p>
          <draw:enhanced-geometry svg:viewBox="0 0 21600 21600" draw:type="rectangle" draw:enhanced-path="M 0 0 L 21600 0 21600 21600 0 21600 0 0 Z N"/>
        </draw:custom-shape>
        <draw:custom-shape draw:style-name="gr23" draw:text-style-name="P9" draw:layer="layout" svg:width="3.4cm" svg:height="10.8cm" svg:x="11.6cm" svg:y="3.8cm">
          <text:p text:style-name="P9">Program</text:p>
          <text:p text:style-name="P9">Code</text:p>
          <text:p text:style-name="P9"/>
          <text:p text:style-name="P9">Global</text:p>
          <text:p text:style-name="P9">Variables</text:p>
          <text:p text:style-name="P9"/>
          <text:p text:style-name="P9">Local</text:p>
          <text:p text:style-name="P9">Variables</text:p>
          <text:p text:style-name="P9"/>
          <text:p text:style-name="P9">Heap</text:p>
          <text:p text:style-name="P9"/>
          <text:p text:style-name="P9"/>
          <text:p text:style-name="P9">OS code</text:p>
          <text:p text:style-name="P9">Etc. </text:p>
          <draw:enhanced-geometry svg:viewBox="0 0 21600 21600" draw:type="rectangle" draw:enhanced-path="M 0 0 L 21600 0 21600 21600 0 21600 0 0 Z N"/>
        </draw:custom-shape>
        <dr3d:scene draw:style-name="gr24" svg:width="3.8cm" svg:height="3.8cm" svg:x="4.2cm" svg:y="9.8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25" draw:layer="layout" svg:viewBox="0 -5000 2500 10000" svg:d="M0-5000h250 250 500 500 500 250 250v10000h-250-250-500-500-500-250-250z"/>
        </dr3d:scene>
        <draw:frame draw:style-name="gr26" draw:text-style-name="P22" draw:layer="layout" svg:width="2.2cm" svg:height="0.962cm" svg:x="14.8cm" svg:y="5.6cm">
          <draw:text-box>
            <text:p text:style-name="P21"><text:span text:style-name="T26">RAM</text:span></text:p>
          </draw:text-box>
        </draw:frame>
        <draw:frame draw:style-name="gr26" draw:text-style-name="P22" draw:layer="layout" svg:width="2.8cm" svg:height="1.673cm" svg:x="2.6cm" svg:y="10.8cm">
          <draw:text-box>
            <text:p text:style-name="P21"><text:span text:style-name="T26">Hard disk</text:span></text:p>
          </draw:text-box>
        </draw:frame>
        <draw:custom-shape draw:style-name="gr27" draw:text-style-name="P20" draw:layer="layout" svg:width="4.8cm" svg:height="1.4cm" svg:x="6.8cm" svg:y="5.8cm">
          <text:p text:style-name="P9"><text:span text:style-name="T26">BUS</text:span>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8" draw:text-style-name="P9" draw:layer="layout" svg:width="6.62cm" svg:height="1.932cm" draw:transform="rotate (-1.56049888420813) translate (9.532cm 6.58cm)">
          <text:p/>
          <draw:enhanced-geometry svg:viewBox="0 0 21600 21600" draw:mirror-horizontal="true" draw:text-areas="?f2 ?f7 ?f1 ?f1 ?f7 ?f2 ?f1 ?f1" draw:type="mso-spt89" draw:modifiers="10062 18378 6098" draw:enhanced-path="M 0 ?f5 L ?f2 ?f0 ?f2 ?f7 ?f7 ?f7 ?f7 ?f2 ?f0 ?f2 ?f5 0 21600 ?f2 ?f1 ?f2 ?f1 ?f1 ?f2 ?f1 ?f2 21600 Z N">
            <draw:equation draw:name="f0" draw:formula="$0 "/>
            <draw:equation draw:name="f1" draw:formula="$1 "/>
            <draw:equation draw:name="f2" draw:formula="$2 "/>
            <draw:equation draw:name="f3" draw:formula="21600-$0 "/>
            <draw:equation draw:name="f4" draw:formula="?f3 /2"/>
            <draw:equation draw:name="f5" draw:formula="$0 +?f4 "/>
            <draw:equation draw:name="f6" draw:formula="21600-$1 "/>
            <draw:equation draw:name="f7" draw:formula="$0 +?f6 "/>
            <draw:equation draw:name="f8" draw:formula="21600-?f6 "/>
            <draw:equation draw:name="f9" draw:formula="?f8 -?f6 "/>
            <draw:handle draw:handle-position="$1 $2" draw:handle-range-x-minimum="?f5" draw:handle-range-x-maximum="21600" draw:handle-range-y-minimum="0" draw:handle-range-y-maximum="$0"/>
            <draw:handle draw:handle-position="$0 top" draw:handle-range-x-minimum="$2" draw:handle-range-x-maximum="?f9"/>
          </draw:enhanced-geometry>
        </draw:custom-shape>
        <draw:path draw:style-name="gr29" draw:text-style-name="P14" draw:layer="layout" svg:width="3.567cm" svg:height="2.785cm" draw:transform="skewX (0.0952949771588904) rotate (-2.5848326222036) translate (12.4294464982875cm 10.1143356297828cm)" svg:viewBox="0 0 3568 2786" svg:d="M0 2742c606 150 1268-95 1685-545 341-368 540-867 712-1352l322-401 493-299 356-145">
          <text:p/>
        </draw:path>
        <draw:path draw:style-name="gr29" draw:text-style-name="P14" draw:layer="layout" svg:width="4.611cm" svg:height="0.234cm" draw:transform="skewX (0.666017642561036) rotate (-0.0561996019142177) translate (6.99482531243754cm 4.9406122273026cm)" svg:viewBox="0 0 4612 235" svg:d="M0 232c517 16 999-42 1500-62 487-19 950-66 1411-110 481-45 979-11 1463-46l238-14">
          <text:p/>
        </draw:path>
        <draw:path draw:style-name="gr29" draw:text-style-name="P14" draw:layer="layout" svg:width="4.611cm" svg:height="0.234cm" draw:transform="skewX (0.666017642561036) rotate (-0.0561996019142177) translate (20.7948253124375cm 7.3406122273026cm)" svg:viewBox="0 0 4612 235" svg:d="M0 232c517 16 999-42 1500-62 487-19 950-66 1411-110 481-45 979-11 1463-46l238-14">
          <text:p/>
        </draw:path>
        <draw:frame draw:style-name="gr26" draw:text-style-name="P23" draw:layer="layout" svg:width="4.8cm" svg:height="1.673cm" svg:x="20.8cm" svg:y="8cm">
          <draw:text-box>
            <text:p>Directions of data transfer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Your use of files so far ..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3">
              <text:list-item>
                <text:p xml:id="id39" text:id="id39">You click on a file and the file opens! </text:p>
                <text:list>
                  <text:list-item>
                    <text:p xml:id="id40" text:id="id40">Wrong !</text:p>
                  </text:list-item>
                </text:list>
              </text:list-item>
              <text:list-item>
                <text:p xml:id="id41" text:id="id41">What does exactly happen when you “click” on a file? </text:p>
                <text:list>
                  <text:list-header>
                    <text:p xml:id="id42" text:id="id42"><text:span text:style-name="T27">1. Your click on a file is read by a program (e.g. your file browser!). </text:span></text:p>
                    <text:p xml:id="id43" text:id="id43"><text:span text:style-name="T28">2. File Browser figures out the appropriate program for opening your file (e.g. <text:s/>gedit for a .c file or <text:s/>vlc for a .mp3 file)</text:span></text:p>
                    <text:p xml:id="id44" text:id="id44"><text:span text:style-name="T27">3. File Browser requests the OS to run the appropriate program </text:span></text:p>
                    <text:p xml:id="id45" text:id="id45"><text:span text:style-name="T28">4. The appropriate program opens the file (again by requesting the OS) and shows to you</text:span></text:p>
                    <text:p/>
                  </text:list-header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Filename and content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3">
              <text:list-item>
                <text:p xml:id="id46" text:id="id46">What does <text:s/><text:span text:style-name="T29">mysong.mp3</text:span> mean?</text:p>
                <text:list>
                  <text:list-item>
                    <text:p xml:id="id47" text:id="id47">On different operating systems it has a different meaning.</text:p>
                  </text:list-item>
                  <text:list-item>
                    <text:p xml:id="id48" text:id="id48">On Most opeating systems including Unixes and Linuxes</text:p>
                    <text:list>
                      <text:list-item>
                        <text:p xml:id="id49" text:id="id49">It is just a character sequence </text:p>
                      </text:list-item>
                      <text:list-item>
                        <text:p xml:id="id50" text:id="id50">“.” has no special meaning</text:p>
                      </text:list-item>
                      <text:list-item>
                        <text:p xml:id="id51" text:id="id51">The <text:span text:style-name="T29">mysong.mp3</text:span> file could contain a C program as well</text:p>
                      </text:list-item>
                      <text:list-item>
                        <text:p xml:id="id52" text:id="id52">You can name your C code file also as <text:span text:style-name="T29"><text:s/>yourfilm.avi </text:span></text:p>
                      </text:list-item>
                    </text:list>
                  </text:list-item>
                </text:list>
              </text:list-item>
              <text:list-item>
                <text:p xml:id="id53" text:id="id53"><text:span text:style-name="T29">Then why do we have file names with extensions? 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File name extensions and content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 xml:id="id54" text:id="id54">File name extensions</text:p>
                <text:list>
                  <text:list-item>
                    <text:p xml:id="id55" text:id="id55">Are used by the applications/programs which open a file</text:p>
                  </text:list-item>
                  <text:list-item>
                    <text:p xml:id="id56" text:id="id56">They are not used by the operating system</text:p>
                  </text:list-item>
                  <text:list-item>
                    <text:p xml:id="id57" text:id="id57">E.g. Gcc will check if the file name extension is .c or not </text:p>
                  </text:list-item>
                  <text:list-item>
                    <text:p xml:id="id58" text:id="id58">A program may ignore the file name extension </text:p>
                  </text:list-item>
                </text:list>
              </text:list-item>
              <text:list-item>
                <text:p xml:id="id59" text:id="id59">Try this: </text:p>
                <text:list>
                  <text:list-item>
                    <text:p xml:id="id60" text:id="id60">Open <text:span text:style-name="T29">/etc/passwd</text:span> file or <text:s/>a <text:span text:style-name="T29">.mp3 </text:span>or a <text:span text:style-name="T29">.odp</text:span> or an executable file with vi</text:p>
                  </text:list-item>
                  <text:list-item>
                    <text:p xml:id="id61" text:id="id61">Does vi complain that it can't open the file? </text:p>
                    <text:list>
                      <text:list-item>
                        <text:p xml:id="id62" text:id="id62">What you see on screen may not make sense. But vi still opens the file. 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The main() function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 xml:id="id63" text:id="id63">The function main()</text:p>
                <text:list>
                  <text:list-item>
                    <text:p xml:id="id64" text:id="id64">Is a function!</text:p>
                  </text:list-item>
                  <text:list-item>
                    <text:p xml:id="id65" text:id="id65">Any other function can also call it</text:p>
                  </text:list-item>
                  <text:list-item>
                    <text:p xml:id="id66" text:id="id66">It can also be called recursively</text:p>
                  </text:list-item>
                  <text:list-item>
                    <text:p xml:id="id67" text:id="id67">Everything that you can do with a function is possible with main() </text:p>
                  </text:list-item>
                </text:list>
              </text:list-item>
              <text:list-item>
                <text:p xml:id="id68" text:id="id68">Speciality of main()</text:p>
                <text:list>
                  <text:list-item>
                    <text:p xml:id="id69" text:id="id69">This is where the code begins to run</text:p>
                  </text:list-item>
                  <text:list-item>
                    <text:p xml:id="id70" text:id="id70">Remember: it is your operating system which runs any program. </text:p>
                  </text:list-item>
                  <text:list-item>
                    <text:p xml:id="id71" text:id="id71">The OS along with compiler, linker, etc. Make sure that the program starts in main() 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Arguments to main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 xml:id="id72" text:id="id72">main( ) can also take arguments</text:p>
              </text:list-item>
              <text:list-item>
                <text:p xml:id="id73" text:id="id73">The arguments to main( ) are fixed in their nature</text:p>
                <text:list>
                  <text:list-header>
                    <text:p xml:id="id74" text:id="id74">int main(int argc, char *argv[ ]);</text:p>
                  </text:list-header>
                </text:list>
              </text:list-item>
              <text:list-item>
                <text:p xml:id="id75" text:id="id75">Second argument is an array of character pointers</text:p>
                <text:list>
                  <text:list-item>
                    <text:p xml:id="id76" text:id="id76">First argument is the count of pointers in that array?</text:p>
                  </text:list-item>
                  <text:list-item>
                    <text:p xml:id="id77" text:id="id77">Question: When you pass “an array”, how do you pass the size of the array? </text:p>
                    <text:list>
                      <text:list-item>
                        <text:p xml:id="id78" text:id="id78">You have to pass the size as a separate argument, because what you get is a pointer as formal argument. 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Arguments to main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 xml:id="id79" text:id="id79">The user types the arguments to main( ) on command line (called shell) and the shell+OS <text:s/>pass the arguments to main( ) when it is called</text:p>
              </text:list-item>
              <text:list-item>
                <text:p>Let's see a demo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4T3">
        <office:forms form:automatic-focus="false" form:apply-design-mode="false"/>
        <draw:frame presentation:style-name="pr12" draw:layer="layout" svg:width="25.199cm" svg:height="3.506cm" svg:x="1.4cm" svg:y="0.837cm" presentation:class="title">
          <draw:text-box>
            <text:p>Using command line arguments</text:p>
          </draw:text-box>
        </draw:frame>
        <draw:frame presentation:style-name="pr6" draw:layer="layout" svg:width="6.81cm" svg:height="16.236cm" svg:x="20.59cm" svg:y="4.343cm" presentation:class="outline" presentation:user-transformed="true">
          <draw:text-box>
            <text:list text:style-name="L3">
              <text:list-item>
                <text:p xml:id="id81" text:id="id81">Observe the output and try to interprete the code</text:p>
              </text:list-item>
            </text:list>
          </draw:text-box>
        </draw:frame>
        <draw:frame draw:style-name="gr30" draw:text-style-name="P25" draw:layer="layout" svg:width="17.8cm" svg:height="12.78cm" svg:x="1.4cm" svg:y="3.82cm">
          <draw:text-box>
            <text:p text:style-name="P24"><text:span text:style-name="T30">#include &lt;stdio.h&gt;</text:span></text:p>
            <text:p text:style-name="P24"><text:span text:style-name="T30">#include &lt;fcntl.h&gt;</text:span></text:p>
            <text:p text:style-name="P24"><text:span text:style-name="T30">int main(int argc, char *argv[]) {</text:span></text:p>
            <text:p text:style-name="P24"><text:span text:style-name="T30"><text:s text:c="8"/></text:span><text:span text:style-name="T30">char *p;</text:span></text:p>
            <text:p text:style-name="P24"><text:span text:style-name="T30"><text:s text:c="8"/></text:span><text:span text:style-name="T30">int i;</text:span></text:p>
            <text:p text:style-name="P24"><text:span text:style-name="T31"/></text:p>
            <text:p text:style-name="P24"><text:span text:style-name="T30"><text:s text:c="8"/></text:span><text:span text:style-name="T30">prinf("Arg count: %d\n", argc);</text:span></text:p>
            <text:p text:style-name="P24"><text:span text:style-name="T30"><text:s text:c="8"/></text:span><text:span text:style-name="T30">for(i = 0; i &lt; argc; i++)</text:span></text:p>
            <text:p text:style-name="P24"><text:span text:style-name="T30"><text:s text:c="16"/></text:span><text:span text:style-name="T30">printf("argv[%d]: %s\n", </text:span></text:p>
            <text:p text:style-name="P24"><text:span text:style-name="T30"><text:s text:c="22"/></text:span><text:span text:style-name="T30">i, argv[i]);</text:span></text:p>
            <text:p text:style-name="P24"><text:span text:style-name="T30"><text:s text:c="8"/></text:span><text:span text:style-name="T30">return 0; <text:s text:c="14"/></text:span></text:p>
            <text:p text:style-name="P24"><text:span text:style-name="T30">}</text:span></text:p>
          </draw:text-box>
        </draw:frame>
        <draw:frame draw:style-name="gr26" draw:text-style-name="P23" draw:layer="layout" svg:width="18.8cm" svg:height="0.962cm" svg:x="0.6cm" svg:y="16cm">
          <draw:text-box>
            <text:p/>
          </draw:text-box>
        </draw:frame>
        <draw:custom-shape draw:style-name="gr31" draw:text-style-name="P27" xml:id="id80" draw:id="id80" draw:layer="layout" svg:width="18.6cm" svg:height="6.4cm" svg:x="1.2cm" svg:y="14.6cm">
          <text:p text:style-name="P26"><text:span text:style-name="T32">Compile this code as given below.</text:span></text:p>
          <text:p text:style-name="P26"><text:span text:style-name="T33">&gt; cc argvtrial.c -Wall -o argvtrial </text:span></text:p>
          <text:p text:style-name="P26"><text:span text:style-name="T32">Now Run this code using the commands given below:</text:span></text:p>
          <text:p text:style-name="P26"><text:span text:style-name="T33">&gt; ./argvtrial <text:s/>hello hi <text:s/>123 there <text:s/></text:span></text:p>
          <text:p text:style-name="P26"><text:span text:style-name="T33">&gt; ./argvtrial <text:s/>/etc/passwd <text:s/>/tmp/abc 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1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5T0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The argv[]</text:p>
          </draw:text-box>
        </draw:frame>
        <draw:frame presentation:style-name="pr13" draw:text-style-name="P6" draw:layer="layout" svg:width="15.8cm" svg:height="16.459cm" svg:x="1.4cm" svg:y="3.707cm" presentation:class="subtitle" presentation:user-transformed="true">
          <draw:text-box>
            <text:p>char *argv[ ] </text:p>
            <text:p/>
            <text:p>Array of character pointers</text:p>
            <text:p/>
            <text:p>Each pointer points to a character (and everything after it) </text:p>
            <text:p/>
            <text:p>The OS has made sure that every pointer points to a character sequence, ending in a '\0' (what we call as a <text:span text:style-name="T9">string</text:span><text:span text:style-name="T8"> in C) </text:span></text:p>
          </draw:text-box>
        </draw:frame>
        <draw:custom-shape draw:style-name="gr32" draw:text-style-name="P9" draw:layer="layout" svg:width="1.2cm" svg:height="1.2cm" svg:x="19cm" svg:y="9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9" draw:layer="layout" svg:width="1.2cm" svg:height="1.2cm" svg:x="19cm" svg:y="10.2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9" draw:layer="layout" svg:width="1.2cm" svg:height="1.2cm" svg:x="19cm" svg:y="11.4cm">
          <text:p/>
          <draw:enhanced-geometry svg:viewBox="0 0 21600 21600" draw:type="rectangle" draw:enhanced-path="M 0 0 L 21600 0 21600 21600 0 21600 0 0 Z N"/>
        </draw:custom-shape>
        <draw:line draw:style-name="gr20" draw:text-style-name="P14" draw:layer="layout" svg:x1="19.8cm" svg:y1="9.4cm" svg:x2="20.4cm" svg:y2="6.6cm">
          <text:p/>
        </draw:line>
        <draw:custom-shape draw:style-name="gr32" draw:text-style-name="P9" draw:layer="layout" svg:width="1.2cm" svg:height="1.2cm" svg:x="19cm" svg:y="12.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9" draw:layer="layout" svg:width="0.8cm" svg:height="1cm" svg:x="20.4cm" svg:y="5.6cm">
          <text:p text:style-name="P9">.</text:p>
          <draw:enhanced-geometry svg:viewBox="0 0 21600 21600" draw:type="rectangle" draw:enhanced-path="M 0 0 L 21600 0 21600 21600 0 21600 0 0 Z N"/>
        </draw:custom-shape>
        <draw:custom-shape draw:style-name="gr33" draw:text-style-name="P9" draw:layer="layout" svg:width="0.8cm" svg:height="1cm" svg:x="21.2cm" svg:y="5.6cm">
          <text:p text:style-name="P9">/</text:p>
          <draw:enhanced-geometry svg:viewBox="0 0 21600 21600" draw:type="rectangle" draw:enhanced-path="M 0 0 L 21600 0 21600 21600 0 21600 0 0 Z N"/>
        </draw:custom-shape>
        <draw:custom-shape draw:style-name="gr33" draw:text-style-name="P9" draw:layer="layout" svg:width="0.8cm" svg:height="1cm" svg:x="22cm" svg:y="5.6cm">
          <text:p text:style-name="P9">p</text:p>
          <draw:enhanced-geometry svg:viewBox="0 0 21600 21600" draw:type="rectangle" draw:enhanced-path="M 0 0 L 21600 0 21600 21600 0 21600 0 0 Z N"/>
        </draw:custom-shape>
        <draw:custom-shape draw:style-name="gr33" draw:text-style-name="P9" draw:layer="layout" svg:width="0.8cm" svg:height="1cm" svg:x="22.8cm" svg:y="5.6cm">
          <text:p text:style-name="P9">r</text:p>
          <draw:enhanced-geometry svg:viewBox="0 0 21600 21600" draw:type="rectangle" draw:enhanced-path="M 0 0 L 21600 0 21600 21600 0 21600 0 0 Z N"/>
        </draw:custom-shape>
        <draw:custom-shape draw:style-name="gr33" draw:text-style-name="P9" draw:layer="layout" svg:width="0.8cm" svg:height="1cm" svg:x="23.6cm" svg:y="5.6cm">
          <text:p text:style-name="P9">o</text:p>
          <draw:enhanced-geometry svg:viewBox="0 0 21600 21600" draw:type="rectangle" draw:enhanced-path="M 0 0 L 21600 0 21600 21600 0 21600 0 0 Z N"/>
        </draw:custom-shape>
        <draw:custom-shape draw:style-name="gr33" draw:text-style-name="P9" draw:layer="layout" svg:width="0.8cm" svg:height="1cm" svg:x="24.3cm" svg:y="5.6cm">
          <text:p text:style-name="P9">g</text:p>
          <draw:enhanced-geometry svg:viewBox="0 0 21600 21600" draw:type="rectangle" draw:enhanced-path="M 0 0 L 21600 0 21600 21600 0 21600 0 0 Z N"/>
        </draw:custom-shape>
        <draw:custom-shape draw:style-name="gr34" draw:text-style-name="P9" draw:layer="layout" svg:width="1.1cm" svg:height="1cm" svg:x="25.1cm" svg:y="5.6cm">
          <text:p text:style-name="P9">\0</text:p>
          <draw:enhanced-geometry svg:viewBox="0 0 21600 21600" draw:type="rectangle" draw:enhanced-path="M 0 0 L 21600 0 21600 21600 0 21600 0 0 Z N"/>
        </draw:custom-shape>
        <draw:custom-shape draw:style-name="gr33" draw:text-style-name="P9" draw:layer="layout" svg:width="0.8cm" svg:height="1cm" svg:x="21.5cm" svg:y="7.7cm">
          <text:p text:style-name="P9">h</text:p>
          <draw:enhanced-geometry svg:viewBox="0 0 21600 21600" draw:type="rectangle" draw:enhanced-path="M 0 0 L 21600 0 21600 21600 0 21600 0 0 Z N"/>
        </draw:custom-shape>
        <draw:custom-shape draw:style-name="gr33" draw:text-style-name="P9" draw:layer="layout" svg:width="0.8cm" svg:height="1cm" svg:x="22.3cm" svg:y="7.7cm">
          <text:p text:style-name="P9">e</text:p>
          <draw:enhanced-geometry svg:viewBox="0 0 21600 21600" draw:type="rectangle" draw:enhanced-path="M 0 0 L 21600 0 21600 21600 0 21600 0 0 Z N"/>
        </draw:custom-shape>
        <draw:custom-shape draw:style-name="gr33" draw:text-style-name="P9" draw:layer="layout" svg:width="0.8cm" svg:height="1cm" svg:x="23.1cm" svg:y="7.7cm">
          <text:p text:style-name="P9">l</text:p>
          <draw:enhanced-geometry svg:viewBox="0 0 21600 21600" draw:type="rectangle" draw:enhanced-path="M 0 0 L 21600 0 21600 21600 0 21600 0 0 Z N"/>
        </draw:custom-shape>
        <draw:custom-shape draw:style-name="gr33" draw:text-style-name="P9" draw:layer="layout" svg:width="0.8cm" svg:height="1cm" svg:x="23.9cm" svg:y="7.7cm">
          <text:p text:style-name="P9">l</text:p>
          <draw:enhanced-geometry svg:viewBox="0 0 21600 21600" draw:type="rectangle" draw:enhanced-path="M 0 0 L 21600 0 21600 21600 0 21600 0 0 Z N"/>
        </draw:custom-shape>
        <draw:custom-shape draw:style-name="gr33" draw:text-style-name="P9" draw:layer="layout" svg:width="0.8cm" svg:height="1cm" svg:x="24.7cm" svg:y="7.7cm">
          <text:p text:style-name="P9">o</text:p>
          <draw:enhanced-geometry svg:viewBox="0 0 21600 21600" draw:type="rectangle" draw:enhanced-path="M 0 0 L 21600 0 21600 21600 0 21600 0 0 Z N"/>
        </draw:custom-shape>
        <draw:custom-shape draw:style-name="gr34" draw:text-style-name="P9" draw:layer="layout" svg:width="1.1cm" svg:height="1cm" svg:x="25.5cm" svg:y="7.7cm">
          <text:p text:style-name="P9">\0</text:p>
          <draw:enhanced-geometry svg:viewBox="0 0 21600 21600" draw:type="rectangle" draw:enhanced-path="M 0 0 L 21600 0 21600 21600 0 21600 0 0 Z N"/>
        </draw:custom-shape>
        <draw:custom-shape draw:style-name="gr33" draw:text-style-name="P9" draw:layer="layout" svg:width="0.8cm" svg:height="1cm" svg:x="21.5cm" svg:y="9.8cm">
          <text:p text:style-name="P9">h</text:p>
          <draw:enhanced-geometry svg:viewBox="0 0 21600 21600" draw:type="rectangle" draw:enhanced-path="M 0 0 L 21600 0 21600 21600 0 21600 0 0 Z N"/>
        </draw:custom-shape>
        <draw:custom-shape draw:style-name="gr33" draw:text-style-name="P9" draw:layer="layout" svg:width="0.8cm" svg:height="1cm" svg:x="22.3cm" svg:y="9.8cm">
          <text:p text:style-name="P9">i</text:p>
          <draw:enhanced-geometry svg:viewBox="0 0 21600 21600" draw:type="rectangle" draw:enhanced-path="M 0 0 L 21600 0 21600 21600 0 21600 0 0 Z N"/>
        </draw:custom-shape>
        <draw:custom-shape draw:style-name="gr33" draw:text-style-name="P9" draw:layer="layout" svg:width="0.8cm" svg:height="1cm" svg:x="23.1cm" svg:y="9.8cm">
          <text:p text:style-name="P9">l</text:p>
          <draw:enhanced-geometry svg:viewBox="0 0 21600 21600" draw:type="rectangle" draw:enhanced-path="M 0 0 L 21600 0 21600 21600 0 21600 0 0 Z N"/>
        </draw:custom-shape>
        <draw:custom-shape draw:style-name="gr34" draw:text-style-name="P9" draw:layer="layout" svg:width="1.1cm" svg:height="1cm" svg:x="23.9cm" svg:y="9.8cm">
          <text:p text:style-name="P9">\0</text:p>
          <draw:enhanced-geometry svg:viewBox="0 0 21600 21600" draw:type="rectangle" draw:enhanced-path="M 0 0 L 21600 0 21600 21600 0 21600 0 0 Z N"/>
        </draw:custom-shape>
        <draw:custom-shape draw:style-name="gr33" draw:text-style-name="P9" draw:layer="layout" svg:width="0.8cm" svg:height="1cm" svg:x="21.5cm" svg:y="11.9cm">
          <text:p text:style-name="P9">1</text:p>
          <draw:enhanced-geometry svg:viewBox="0 0 21600 21600" draw:type="rectangle" draw:enhanced-path="M 0 0 L 21600 0 21600 21600 0 21600 0 0 Z N"/>
        </draw:custom-shape>
        <draw:custom-shape draw:style-name="gr33" draw:text-style-name="P9" draw:layer="layout" svg:width="0.8cm" svg:height="1cm" svg:x="22.3cm" svg:y="11.9cm">
          <text:p text:style-name="P9">2</text:p>
          <draw:enhanced-geometry svg:viewBox="0 0 21600 21600" draw:type="rectangle" draw:enhanced-path="M 0 0 L 21600 0 21600 21600 0 21600 0 0 Z N"/>
        </draw:custom-shape>
        <draw:custom-shape draw:style-name="gr33" draw:text-style-name="P9" draw:layer="layout" svg:width="0.8cm" svg:height="1cm" svg:x="23.1cm" svg:y="11.9cm">
          <text:p text:style-name="P9">3</text:p>
          <draw:enhanced-geometry svg:viewBox="0 0 21600 21600" draw:type="rectangle" draw:enhanced-path="M 0 0 L 21600 0 21600 21600 0 21600 0 0 Z N"/>
        </draw:custom-shape>
        <draw:custom-shape draw:style-name="gr34" draw:text-style-name="P9" draw:layer="layout" svg:width="1.1cm" svg:height="1cm" svg:x="23.9cm" svg:y="11.9cm">
          <text:p text:style-name="P9">\0</text:p>
          <draw:enhanced-geometry svg:viewBox="0 0 21600 21600" draw:type="rectangle" draw:enhanced-path="M 0 0 L 21600 0 21600 21600 0 21600 0 0 Z N"/>
        </draw:custom-shape>
        <draw:line draw:style-name="gr20" draw:text-style-name="P14" draw:layer="layout" svg:x1="19.6cm" svg:y1="10.8cm" svg:x2="21.5cm" svg:y2="8.7cm">
          <text:p/>
        </draw:line>
        <draw:line draw:style-name="gr20" draw:text-style-name="P14" draw:layer="layout" svg:x1="20cm" svg:y1="12.4cm" svg:x2="21.5cm" svg:y2="10.4cm">
          <text:p/>
        </draw:line>
        <draw:line draw:style-name="gr20" draw:text-style-name="P14" draw:layer="layout" svg:x1="20cm" svg:y1="13cm" svg:x2="21.5cm" svg:y2="12.9cm">
          <text:p/>
        </draw:line>
        <draw:frame draw:style-name="gr26" draw:text-style-name="P23" draw:layer="layout" svg:width="1cm" svg:height="5.228cm" svg:x="17.8cm" svg:y="8.8cm">
          <draw:text-box>
            <text:p>0</text:p>
            <text:p/>
            <text:p>1</text:p>
            <text:p/>
            <text:p>2</text:p>
            <text:p/>
            <text:p>3</text:p>
          </draw:text-box>
        </draw:frame>
        <draw:frame draw:style-name="gr35" draw:text-style-name="P22" draw:layer="layout" svg:width="2.2cm" svg:height="1.673cm" svg:x="17.6cm" svg:y="8cm">
          <draw:text-box>
            <text:p text:style-name="P21"><text:span text:style-name="T26">argv</text:span></text:p>
          </draw:text-box>
        </draw:frame>
        <draw:frame draw:style-name="gr26" draw:text-style-name="P22" draw:layer="layout" svg:width="10.2cm" svg:height="1.987cm" svg:x="17.8cm" svg:y="14.8cm">
          <draw:text-box>
            <text:p text:style-name="P21"><text:span text:style-name="T32">Command</text:span></text:p>
            <text:p text:style-name="P21"><text:span text:style-name="T33">./prog hello <text:s/>hi 123</text:span></text:p>
          </draw:text-box>
        </draw:frame>
        <draw:frame draw:style-name="gr26" draw:text-style-name="P22" draw:layer="layout" svg:width="6.4cm" svg:height="0.962cm" svg:x="18.6cm" svg:y="17.2cm">
          <draw:text-box>
            <text:p text:style-name="P21"><text:span text:style-name="T26">argc is 4 here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5T0">
        <office:forms form:automatic-focus="false" form:apply-design-mode="false"/>
        <draw:frame presentation:style-name="pr12" draw:layer="layout" svg:width="25.199cm" svg:height="3.506cm" svg:x="1.4cm" svg:y="0.837cm" presentation:class="title">
          <draw:text-box>
            <text:p>When you click on a file.... </text:p>
          </draw:text-box>
        </draw:frame>
        <draw:frame presentation:style-name="pr14" draw:text-style-name="P6" draw:layer="layout" svg:width="25.199cm" svg:height="12.179cm" svg:x="1.4cm" svg:y="4.914cm" presentation:class="subtitle">
          <draw:text-box>
            <text:p>The <text:span text:style-name="T9">apprpriate</text:span><text:span text:style-name="T8"> application (discussed earlier) gets the filename in argv[ ] array of it's main()</text:span></text:p>
            <text:p><text:span text:style-name="T8"/></text:p>
            <text:p><text:span text:style-name="T8">The File Browser application + OS <text:s/>pass this filename as the argument 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Questions for you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3">
              <text:list-item>
                <text:p>What does the following mean? </text:p>
              </text:list-item>
            </text:list>
            <text:p><text:span text:style-name="T27">vi a.c</text:span></text:p>
            <text:p><text:span text:style-name="T27">cc a.c -o trial </text:span></text:p>
            <text:p><text:span text:style-name="T27">./trial 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2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Courier 10 Pitch1" svg:font-family="'Courier 10 Pitch'" style:font-pitch="fixed"/>
    <style:font-face style:name="Courier New1" svg:font-family="'Courier New'" style:font-family-generic="modern" style:font-pitch="fixed"/>
    <style:font-face style:name="Arial1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Lohit Hindi1" svg:font-family="'Lohit Hindi'" style:font-pitch="variable"/>
    <style:font-face style:name="WenQuanYi Zen Hei1" svg:font-family="'WenQuanYi Zen Hei'" style:font-pitch="variable"/>
    <style:font-face style:name="Arial3" svg:font-family="Arial" style:font-family-generic="modern" style:font-pitch="variable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 Unicode MS" svg:font-family="'Arial Unicode MS'" style:font-family-generic="swiss" style:font-pitch="variable"/>
    <style:font-face style:name="DejaVu Sans2" svg:font-family="'DejaVu Sans'" style:font-family-generic="swiss" style:font-pitch="variable"/>
    <style:font-face style:name="arial" svg:font-family="arial" style:font-family-generic="swiss" style:font-pitch="variable"/>
    <style:font-face style:name="Arial4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B2FF2A327EABC87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Dashed_20__28_var_29__20_4" draw:display-name="Dashed (var) 4" draw:style="rect" draw:dots1="1" draw:dots1-length="0.05cm" draw:dots2="1" draw:dots2-length="0.05cm" draw:distance="0.05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Arial1" style:font-family-asian="Arial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Marathi" style:font-family-complex="'Lohit Marath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dash" draw:stroke-dash="Ultrafine_20_Dashed" svg:stroke-width="0cm" svg:stroke-color="#000000" draw:marker-start-width="0.3cm" draw:marker-start-center="false" draw:marker-end-width="0.3cm" draw:marker-end-center="false" draw:fill="solid" draw:fill-color="#ffffff" draw:fill-gradient-name="Gradient_20_7" draw:fill-hatch-name="Hatch_20_4" draw:fill-image-name="Bitmape_20_5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Default_5f_4" style:display-name="Default_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_5f_5" style:display-name="Default_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" style:display-name="Default_5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Arial1" style:font-family-asian="Arial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brown-blue-black-red-background" style:family="presentation">
      <style:graphic-properties draw:stroke="none" draw:fill="none"/>
      <style:text-properties style:letter-kerning="true"/>
    </style:style>
    <style:style style:name="brown-blue-black-r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rown-blue-black-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rown-blue-black-red-outline1" style:family="presentation">
      <style:graphic-properties draw:stroke="none" draw:fill="none" draw:auto-grow-height="false" draw:fit-to-size="shrink-to-fit">
        <text:list-style style:name="brown-blue-black-red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">
            <style:list-level-properties text:space-before="1.5cm" text:min-label-width="0.9cm"/>
            <style:text-properties fo:font-family="StarSymbol" style:font-charset="x-symbol" style:use-window-font-color="true" fo:font-size="45%"/>
          </text:list-level-style-bullet>
          <text:list-level-style-bullet text:level="3" text:bullet-char="">
            <style:list-level-properties text:space-before="2.8cm" text:min-label-width="0.8cm"/>
            <style:text-properties fo:font-family="StarSymbol" style:font-charset="x-symbol" style:use-window-font-color="true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10" text:bullet-char="">
            <style:list-level-properties text:space-before="11.4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00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brown-blue-black-red-outline2" style:family="presentation" style:parent-style-name="brown-blue-black-red-outline1">
      <style:paragraph-properties fo:margin-top="0.4cm" fo:margin-bottom="0cm"/>
      <style:text-properties fo:color="#000000" fo:font-size="28pt" style:font-size-asian="28pt" style:font-size-complex="28pt"/>
    </style:style>
    <style:style style:name="brown-blue-black-red-outline3" style:family="presentation" style:parent-style-name="brown-blue-black-red-outline2">
      <style:paragraph-properties fo:margin-top="0.3cm" fo:margin-bottom="0cm"/>
      <style:text-properties fo:color="#009900" fo:font-size="24pt" style:font-size-asian="24pt" style:font-size-complex="24pt"/>
    </style:style>
    <style:style style:name="brown-blue-black-red-outline4" style:family="presentation" style:parent-style-name="brown-blue-black-red-outline3">
      <style:paragraph-properties fo:margin-top="0.2cm" fo:margin-bottom="0cm"/>
      <style:text-properties fo:font-size="20pt" style:font-size-asian="20pt" style:font-size-complex="20pt"/>
    </style:style>
    <style:style style:name="brown-blue-black-red-outline5" style:family="presentation" style:parent-style-name="brown-blue-black-red-outline4">
      <style:paragraph-properties fo:margin-top="0.1cm" fo:margin-bottom="0cm"/>
      <style:text-properties fo:font-size="20pt" style:font-size-asian="20pt" style:font-size-complex="20pt"/>
    </style:style>
    <style:style style:name="brown-blue-black-red-outline6" style:family="presentation" style:parent-style-name="brown-blue-black-red-outline5">
      <style:paragraph-properties fo:margin-top="0.1cm" fo:margin-bottom="0cm"/>
      <style:text-properties fo:font-size="20pt" style:font-size-asian="20pt" style:font-size-complex="20pt"/>
    </style:style>
    <style:style style:name="brown-blue-black-red-outline7" style:family="presentation" style:parent-style-name="brown-blue-black-red-outline6">
      <style:paragraph-properties fo:margin-top="0.1cm" fo:margin-bottom="0cm"/>
      <style:text-properties fo:font-size="20pt" style:font-size-asian="20pt" style:font-size-complex="20pt"/>
    </style:style>
    <style:style style:name="brown-blue-black-red-outline8" style:family="presentation" style:parent-style-name="brown-blue-black-red-outline7">
      <style:paragraph-properties fo:margin-top="0.1cm" fo:margin-bottom="0cm"/>
      <style:text-properties fo:font-size="20pt" style:font-size-asian="20pt" style:font-size-complex="20pt"/>
    </style:style>
    <style:style style:name="brown-blue-black-red-outline9" style:family="presentation" style:parent-style-name="brown-blue-black-red-outline8">
      <style:paragraph-properties fo:margin-top="0.1cm" fo:margin-bottom="0cm"/>
      <style:text-properties fo:font-size="20pt" style:font-size-asian="20pt" style:font-size-complex="20pt"/>
    </style:style>
    <style:style style:name="brown-blue-black-red-subtitle" style:family="presentation">
      <style:graphic-properties draw:stroke="none" draw:fill="none" draw:textarea-vertical-align="middle">
        <text:list-style style:name="brown-blue-black-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own-blue-black-red-title" style:family="presentation">
      <style:graphic-properties draw:stroke="none" draw:fill="none" draw:textarea-vertical-align="middle">
        <text:list-style style:name="brown-blue-black-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800000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bold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bold" style:font-name-complex="Lohit Devanagari" style:font-family-complex="'Lohit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80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color="#008000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color="#000080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8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5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rown-blue-black-red-backgroundobjects">
      <style:graphic-properties draw:stroke="none" draw:fill="none" draw:fill-color="#ffffff" draw:auto-grow-height="false" fo:min-height="1.449cm"/>
    </style:style>
    <style:style style:name="Mpr2" style:family="presentation" style:parent-style-name="brown-blue-black-red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own-blue-black-re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rown-blue-black-red" style:page-layout-name="PM1" draw:style-name="Mdp1">
      <draw:frame presentation:style-name="brown-blue-black-red-title" draw:layer="backgroundobjects" svg:width="25.199cm" svg:height="3.506cm" svg:x="1.4cm" svg:y="0.837cm" presentation:class="title" presentation:placeholder="true">
        <draw:text-box/>
      </draw:frame>
      <draw:frame presentation:style-name="brown-blue-black-re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brown-blue-black-red-title" draw:layer="backgroundobjects" svg:width="14.848cm" svg:height="11.136cm" svg:x="3.075cm" svg:y="2.257cm" presentation:class="page"/>
        <draw:frame presentation:style-name="brown-blue-black-re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18T22:42:15.536449818</meta:creation-date>
    <meta:editing-duration>P2DT10H1M38S</meta:editing-duration>
    <meta:editing-cycles>139</meta:editing-cycles>
    <meta:generator>LibreOffice/5.0.2.2$Linux_X86_64 LibreOffice_project/37b43f919e4de5eeaca9b9755ed688758a8251fe</meta:generator>
    <dc:title>brown-blue-black-red</dc:title>
    <dc:date>2016-08-02T10:32:26.336811960</dc:date>
    <meta:document-statistic meta:object-count="220"/>
    <meta:template xlink:type="simple" xlink:actuate="onRequest" xlink:title="brown-blue-black-red" xlink:href="../../../../../../.config/libreoffice/4/user/template/brown-blue-black-red.otp" meta:date="2016-07-18T22:42:15.498052793"/>
  </office:meta>
</office:document-meta>
</file>